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6" manifest:media-type=""/>
  <manifest:file-entry manifest:full-path="ObjectReplacements/Object 1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00000000F11C0066726A98B6D.png" manifest:media-type="image/png"/>
  <manifest:file-entry manifest:full-path="Pictures/10000000000000320000001EFF0D32F252344FEA.jpg" manifest:media-type="image/jpeg"/>
  <manifest:file-entry manifest:full-path="Pictures/10000000000000320000001E52920C4E71249B6C.jpg" manifest:media-type="image/jpeg"/>
  <manifest:file-entry manifest:full-path="Pictures/10000000000000320000001ED40179990DFF2289.jpg" manifest:media-type="image/jpeg"/>
  <manifest:file-entry manifest:full-path="Pictures/10000000000000320000001E5347229BC4E9CE42.jpg" manifest:media-type="image/jpeg"/>
  <manifest:file-entry manifest:full-path="Pictures/10000000000000320000001EF575983F81916A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2" svg:font-family="'Times New Roman'"/>
    <style:font-face style:name="Times New Roman1" svg:font-family="'Times New Roman', serif"/>
    <style:font-face style:name="Lucida Sans1" svg:font-family="'Lucida Sans'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3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au2" style:family="table">
      <style:table-properties style:width="16.404cm" fo:margin-left="0.522cm" fo:margin-top="0cm" fo:margin-bottom="0cm" table:align="left" style:writing-mode="lr-tb"/>
    </style:style>
    <style:style style:name="Tableau2.A" style:family="table-column">
      <style:table-column-properties style:column-width="4.138cm"/>
    </style:style>
    <style:style style:name="Tableau2.B" style:family="table-column">
      <style:table-column-properties style:column-width="5.06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3.49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4.307cm" table:align="left"/>
    </style:style>
    <style:style style:name="Tableau1.A" style:family="table-column">
      <style:table-column-properties style:column-width="8.107cm"/>
    </style:style>
    <style:style style:name="Tableau1.B" style:family="table-column">
      <style:table-column-properties style:column-width="2.099cm"/>
    </style:style>
    <style:style style:name="Tableau1.C" style:family="table-column">
      <style:table-column-properties style:column-width="2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8.002cm" table:align="margins"/>
    </style:style>
    <style:style style:name="Tableau11.A" style:family="table-column">
      <style:table-column-properties style:column-width="18.002cm" style:rel-column-width="65535*"/>
    </style:style>
    <style:style style:name="Tableau1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officeooo:rsid="003460cc" officeooo:paragraph-rsid="003460cc"/>
    </style:style>
    <style:style style:name="P4" style:family="paragraph" style:parent-style-name="List_20_Paragraph">
      <style:paragraph-properties fo:margin-left="1.27cm" fo:margin-right="0cm" fo:text-indent="0cm" style:auto-text-indent="false" style:writing-mode="lr-tb"/>
      <style:text-properties style:font-name-complex="Times"/>
    </style:style>
    <style:style style:name="P5" style:family="paragraph" style:parent-style-name="Standard">
      <style:text-properties officeooo:rsid="003460cc" officeooo:paragraph-rsid="003460cc"/>
    </style:style>
    <style:style style:name="P6" style:family="paragraph" style:parent-style-name="Standard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2.238cm" style:type="center"/>
        </style:tab-stops>
      </style:paragraph-properties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1.508cm"/>
        </style:tab-stops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6efeb3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Cambria" fo:font-size="10pt" style:font-size-asian="10pt" style:font-name-complex="Cambria1"/>
    </style:style>
    <style:style style:name="P1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mbria" fo:font-size="10pt" style:font-size-asian="10pt" style:font-name-complex="Cambria1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officeooo:rsid="006bb099" officeooo:paragraph-rsid="006bb099" style:font-name-complex="Times"/>
    </style:style>
    <style:style style:name="P17" style:family="paragraph" style:parent-style-name="List_20_Paragraph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18" style:family="paragraph" style:parent-style-name="Standard">
      <style:paragraph-properties fo:margin-left="0cm" fo:margin-right="0cm" fo:text-indent="0.6cm" style:auto-text-indent="false" style:writing-mode="lr-tb"/>
    </style:style>
    <style:style style:name="P19" style:family="paragraph" style:parent-style-name="Standard">
      <style:paragraph-properties fo:margin-left="0cm" fo:margin-right="0cm" fo:text-indent="0.6cm" style:auto-text-indent="false" style:writing-mode="lr-tb"/>
      <style:text-properties style:font-name-complex="Times"/>
    </style:style>
    <style:style style:name="P20" style:family="paragraph" style:parent-style-name="Standard">
      <style:paragraph-properties fo:margin-left="0cm" fo:margin-right="0cm" fo:text-indent="0.6cm" style:auto-text-indent="false" style:writing-mode="lr-tb"/>
      <style:text-properties officeooo:rsid="006bb099" officeooo:paragraph-rsid="006bb099" style:font-name-complex="Times"/>
    </style:style>
    <style:style style:name="P21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officeooo:rsid="006bb099" officeooo:paragraph-rsid="006bb099" style:font-name-complex="Times"/>
    </style:style>
    <style:style style:name="P22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tyle="italic" style:font-style-asian="italic" style:font-name-complex="Times"/>
    </style:style>
    <style:style style:name="P23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1pt" fo:font-style="italic" fo:font-weight="bold" style:font-size-asian="11pt" style:font-style-asian="italic" style:font-weight-asian="bold" style:font-name-complex="Cambria1" style:font-size-complex="11pt"/>
    </style:style>
    <style:style style:name="P24" style:family="paragraph" style:parent-style-name="Standard">
      <style:paragraph-properties fo:margin-left="0cm" fo:margin-right="0cm" fo:text-indent="0.6cm" style:auto-text-indent="false" style:writing-mode="lr-tb"/>
      <style:text-properties style:font-name="Cambria" fo:font-size="10pt" fo:font-style="italic" style:font-size-asian="10pt" style:font-style-asian="italic" style:font-name-complex="Cambria1"/>
    </style:style>
    <style:style style:name="P25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54e2e4"/>
    </style:style>
    <style:style style:name="P26" style:family="paragraph" style:parent-style-name="Standard">
      <style:paragraph-properties fo:margin-left="0cm" fo:margin-right="0cm" fo:text-indent="0.6cm" style:auto-text-indent="false" style:writing-mode="lr-tb"/>
      <style:text-properties fo:font-size="14pt" officeooo:paragraph-rsid="0054e2e4" style:font-size-asian="14pt" style:font-size-complex="14pt"/>
    </style:style>
    <style:style style:name="P27" style:family="paragraph" style:parent-style-name="Standard">
      <style:paragraph-properties fo:margin-left="0cm" fo:margin-right="0cm" fo:text-indent="0.6cm" style:auto-text-indent="false" style:writing-mode="lr-tb"/>
      <style:text-properties officeooo:paragraph-rsid="0084a97e"/>
    </style:style>
    <style:style style:name="P28" style:family="paragraph" style:parent-style-name="Text_20_body">
      <style:text-properties officeooo:rsid="002b1e6d" officeooo:paragraph-rsid="002b1e6d"/>
    </style:style>
    <style:style style:name="P29" style:family="paragraph" style:parent-style-name="Text_20_body">
      <style:paragraph-properties fo:text-align="center" style:justify-single-word="false"/>
      <style:text-properties officeooo:rsid="002b1e6d" officeooo:paragraph-rsid="002b1e6d"/>
    </style:style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32" style:family="paragraph" style:parent-style-name="Text_20_body">
      <style:text-properties fo:font-weight="bold" officeooo:rsid="00a3d321" officeooo:paragraph-rsid="00a5550d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rsid="0046e716" officeooo:paragraph-rsid="0046e716"/>
    </style:style>
    <style:style style:name="P35" style:family="paragraph" style:parent-style-name="Text_20_body">
      <style:text-properties officeooo:rsid="009fa19e" officeooo:paragraph-rsid="009fa19e"/>
    </style:style>
    <style:style style:name="P36" style:family="paragraph" style:parent-style-name="Text_20_body">
      <style:text-properties officeooo:rsid="00a2b7c7" officeooo:paragraph-rsid="00a2b7c7"/>
    </style:style>
    <style:style style:name="P37" style:family="paragraph" style:parent-style-name="Text_20_body">
      <style:text-properties officeooo:rsid="00a2b7c7" officeooo:paragraph-rsid="00a5550d"/>
    </style:style>
    <style:style style:name="P38" style:family="paragraph" style:parent-style-name="Text_20_body">
      <style:text-properties officeooo:rsid="00a3d321" officeooo:paragraph-rsid="00a3d321"/>
    </style:style>
    <style:style style:name="P39" style:family="paragraph" style:parent-style-name="Text_20_body">
      <style:paragraph-properties fo:text-align="center" style:justify-single-word="false"/>
      <style:text-properties officeooo:rsid="00a3d321" officeooo:paragraph-rsid="00a3d321"/>
    </style:style>
    <style:style style:name="P40" style:family="paragraph" style:parent-style-name="Text_20_body">
      <style:paragraph-properties fo:text-align="center" style:justify-single-word="false"/>
      <style:text-properties officeooo:rsid="00a3d321" officeooo:paragraph-rsid="00a9ca61"/>
    </style:style>
    <style:style style:name="P41" style:family="paragraph" style:parent-style-name="Text_20_body">
      <style:text-properties officeooo:rsid="00a3d321" officeooo:paragraph-rsid="00a5550d"/>
    </style:style>
    <style:style style:name="P42" style:family="paragraph" style:parent-style-name="Text_20_body">
      <style:text-properties officeooo:rsid="00a3d321" officeooo:paragraph-rsid="00a9ca61"/>
    </style:style>
    <style:style style:name="P43" style:family="paragraph" style:parent-style-name="Text_20_body">
      <style:text-properties officeooo:paragraph-rsid="00a5550d"/>
    </style:style>
    <style:style style:name="P44" style:family="paragraph" style:parent-style-name="Text_20_body">
      <style:text-properties officeooo:rsid="00a6e74b" officeooo:paragraph-rsid="00a6e74b"/>
    </style:style>
    <style:style style:name="P45" style:family="paragraph" style:parent-style-name="Text_20_body">
      <style:text-properties officeooo:rsid="00a6e74b" officeooo:paragraph-rsid="00a9ca61"/>
    </style:style>
    <style:style style:name="P46" style:family="paragraph" style:parent-style-name="_5f_ensTP_5f__5f_Corps">
      <style:paragraph-properties fo:text-align="center" style:justify-single-word="false"/>
      <style:text-properties officeooo:rsid="002d69d7" officeooo:paragraph-rsid="003ad554"/>
    </style:style>
    <style:style style:name="P47" style:family="paragraph" style:parent-style-name="_5f_ensTP_5f__5f_Corps">
      <style:text-properties officeooo:rsid="002d69d7" officeooo:paragraph-rsid="003ad554"/>
    </style:style>
    <style:style style:name="P48" style:family="paragraph" style:parent-style-name="_5f_ensTP_5f__5f_Corps">
      <style:text-properties officeooo:rsid="002d69d7" officeooo:paragraph-rsid="004cf968"/>
    </style:style>
    <style:style style:name="P49" style:family="paragraph" style:parent-style-name="_5f_ensTP_5f__5f_Corps">
      <style:paragraph-properties fo:text-align="start" style:justify-single-word="false"/>
      <style:text-properties officeooo:rsid="002d69d7" officeooo:paragraph-rsid="003ad554"/>
    </style:style>
    <style:style style:name="P50" style:family="paragraph" style:parent-style-name="_5f_ensTP_5f__5f_Corps">
      <style:text-properties officeooo:rsid="002d69d7" officeooo:paragraph-rsid="009999ac"/>
    </style:style>
    <style:style style:name="P51" style:family="paragraph" style:parent-style-name="_5f_ensTP_5f__5f_Corps">
      <style:text-properties fo:font-weight="bold" style:font-weight-asian="bold" style:font-weight-complex="bold"/>
    </style:style>
    <style:style style:name="P52" style:family="paragraph" style:parent-style-name="_5f_ensTP_5f__5f_Corps">
      <style:text-properties fo:font-weight="bold" officeooo:rsid="002d69d7" officeooo:paragraph-rsid="003ad554" style:font-weight-asian="bold" style:font-weight-complex="bold"/>
    </style:style>
    <style:style style:name="P53" style:family="paragraph" style:parent-style-name="_5f_ensTP_5f__5f_Corps">
      <style:text-properties fo:font-weight="bold" officeooo:rsid="0030d405" officeooo:paragraph-rsid="0039ca43" style:font-weight-asian="bold" style:font-weight-complex="bold"/>
    </style:style>
    <style:style style:name="P54" style:family="paragraph" style:parent-style-name="_5f_ensTP_5f__5f_Corps">
      <style:text-properties fo:font-weight="bold" officeooo:paragraph-rsid="0092b043" style:font-weight-asian="bold" style:font-weight-complex="bold"/>
    </style:style>
    <style:style style:name="P55" style:family="paragraph" style:parent-style-name="_5f_ensTP_5f__5f_Corps">
      <style:paragraph-properties fo:text-align="center" style:justify-single-word="false"/>
      <style:text-properties officeooo:rsid="0030d405" officeooo:paragraph-rsid="0039ca43"/>
    </style:style>
    <style:style style:name="P56" style:family="paragraph" style:parent-style-name="_5f_ensTP_5f__5f_Corps">
      <style:text-properties officeooo:rsid="0030d405" officeooo:paragraph-rsid="0039ca43"/>
    </style:style>
    <style:style style:name="P57" style:family="paragraph" style:parent-style-name="_5f_ensTP_5f__5f_Corps">
      <style:paragraph-properties fo:text-align="start" style:justify-single-word="false"/>
      <style:text-properties officeooo:rsid="0030d405" officeooo:paragraph-rsid="0039ca43"/>
    </style:style>
    <style:style style:name="P58" style:family="paragraph" style:parent-style-name="_5f_ensTP_5f__5f_Corps">
      <style:text-properties officeooo:rsid="0030d405" officeooo:paragraph-rsid="0048f85d"/>
    </style:style>
    <style:style style:name="P59" style:family="paragraph" style:parent-style-name="_5f_ensTP_5f__5f_Corps">
      <style:text-properties officeooo:rsid="0030d405" officeooo:paragraph-rsid="008ef7dd"/>
    </style:style>
    <style:style style:name="P60" style:family="paragraph" style:parent-style-name="_5f_ensTP_5f__5f_Corps">
      <style:paragraph-properties fo:text-align="center" style:justify-single-word="false"/>
      <style:text-properties fo:font-size="10pt" fo:font-weight="bold" officeooo:rsid="0030d405" officeooo:paragraph-rsid="0039ca43" style:font-size-asian="10pt" style:font-weight-asian="bold" style:font-size-complex="10pt" style:font-weight-complex="bold"/>
    </style:style>
    <style:style style:name="P61" style:family="paragraph" style:parent-style-name="_5f_ensTP_5f__5f_Corps">
      <style:paragraph-properties fo:text-align="center" style:justify-single-word="false"/>
      <style:text-properties fo:font-size="10pt" fo:font-weight="bold" officeooo:paragraph-rsid="0039ca43" style:font-size-asian="10pt" style:font-weight-asian="bold" style:font-size-complex="10pt" style:font-weight-complex="bold"/>
    </style:style>
    <style:style style:name="P62" style:family="paragraph" style:parent-style-name="_5f_ensTP_5f__5f_Corps">
      <style:text-properties fo:font-size="10pt" officeooo:rsid="0030d405" officeooo:paragraph-rsid="0039ca43" style:font-size-asian="10pt" style:font-size-complex="10pt"/>
    </style:style>
    <style:style style:name="P63" style:family="paragraph" style:parent-style-name="_5f_ensTP_5f__5f_Corps">
      <style:paragraph-properties fo:text-align="center" style:justify-single-word="false"/>
      <style:text-properties fo:font-size="10pt" officeooo:rsid="0030d405" officeooo:paragraph-rsid="0039ca43" style:font-size-asian="10pt" style:font-size-complex="10pt"/>
    </style:style>
    <style:style style:name="P64" style:family="paragraph" style:parent-style-name="_5f_ensTP_5f__5f_Corps">
      <style:text-properties fo:font-weight="normal" officeooo:rsid="002d69d7" officeooo:paragraph-rsid="0092b043" style:font-weight-asian="normal" style:font-weight-complex="normal"/>
    </style:style>
    <style:style style:name="P65" style:family="paragraph" style:parent-style-name="_5f_ensTP_5f__5f_Corps">
      <style:text-properties officeooo:paragraph-rsid="0092b043"/>
    </style:style>
    <style:style style:name="P66" style:family="paragraph" style:parent-style-name="Text_20_body">
      <style:paragraph-properties fo:break-before="page"/>
      <style:text-properties officeooo:rsid="002b1e6d" officeooo:paragraph-rsid="002b1e6d"/>
    </style:style>
    <style:style style:name="P67" style:family="paragraph" style:parent-style-name="_5f_ensTP_5f__5f_Corps">
      <style:paragraph-properties fo:margin-left="0.741cm" fo:margin-right="0cm" fo:text-indent="0cm" style:auto-text-indent="false"/>
      <style:text-properties fo:font-size="8pt" officeooo:rsid="0030d405" officeooo:paragraph-rsid="0039ca43" style:font-size-asian="8pt" style:font-size-complex="8pt"/>
    </style:style>
    <style:style style:name="P68" style:family="paragraph" style:parent-style-name="Title">
      <style:text-properties fo:font-size="24pt" officeooo:rsid="002b1e6d" officeooo:paragraph-rsid="002b1e6d" style:font-size-asian="24pt" style:font-size-complex="24pt"/>
    </style:style>
    <style:style style:name="P6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Footnote">
      <style:text-properties officeooo:rsid="007d768f" officeooo:paragraph-rsid="007d768f"/>
    </style:style>
    <style:style style:name="P71" style:family="paragraph" style:parent-style-name="List_20_Paragraph">
      <style:paragraph-properties fo:margin-left="1.87cm" fo:margin-right="0cm" fo:text-indent="-0.635cm" style:auto-text-indent="false" style:writing-mode="lr-tb"/>
    </style:style>
    <style:style style:name="P72" style:family="paragraph" style:parent-style-name="Preformatted_20_Text">
      <style:paragraph-properties fo:text-align="center" style:justify-single-word="false"/>
    </style:style>
    <style:style style:name="P73" style:family="paragraph" style:parent-style-name="Preformatted_20_Text">
      <style:paragraph-properties fo:text-align="center" style:justify-single-word="false"/>
      <style:text-properties officeooo:paragraph-rsid="00a9ca61"/>
    </style:style>
    <style:style style:name="P74" style:family="paragraph" style:parent-style-name="Standard">
      <style:paragraph-properties fo:margin-left="0cm" fo:margin-right="0cm" fo:text-align="center" style:justify-single-word="false" fo:text-indent="0.6cm" style:auto-text-indent="false" style:writing-mode="lr-tb"/>
      <style:text-properties fo:font-size="10pt" fo:font-style="italic" officeooo:paragraph-rsid="0054e2e4" style:font-size-asian="10pt" style:font-style-asian="italic" style:font-size-complex="10pt" style:font-style-complex="italic"/>
    </style:style>
    <style:style style:name="P75" style:family="paragraph" style:parent-style-name="Heading_20_1">
      <style:text-properties officeooo:paragraph-rsid="0038b0f5"/>
    </style:style>
    <style:style style:name="P76" style:family="paragraph" style:parent-style-name="Heading_20_1">
      <style:text-properties officeooo:paragraph-rsid="0039ca43"/>
    </style:style>
    <style:style style:name="P77" style:family="paragraph" style:parent-style-name="Heading_20_1">
      <style:text-properties officeooo:paragraph-rsid="003ad554"/>
    </style:style>
    <style:style style:name="P78" style:family="paragraph" style:parent-style-name="Heading_20_4">
      <style:text-properties officeooo:paragraph-rsid="0039ca43"/>
    </style:style>
    <style:style style:name="P79" style:family="paragraph" style:parent-style-name="Heading_20_4">
      <style:text-properties officeooo:paragraph-rsid="003ad554"/>
    </style:style>
    <style:style style:name="P80" style:family="paragraph" style:parent-style-name="List_20_Paragraph" style:list-style-name="WWNum1">
      <style:paragraph-properties fo:margin-left="1.87cm" fo:margin-right="0cm" fo:text-indent="-0.635cm" style:auto-text-indent="false" style:writing-mode="lr-tb"/>
    </style:style>
    <style:style style:name="P81" style:family="paragraph" style:parent-style-name="List_20_Paragraph" style:list-style-name="WWNum1">
      <style:paragraph-properties fo:margin-left="0cm" fo:margin-right="0cm" fo:text-indent="0cm" style:auto-text-indent="false" style:writing-mode="lr-tb"/>
      <style:text-properties officeooo:rsid="0072faf0" officeooo:paragraph-rsid="0072faf0"/>
    </style:style>
    <style:style style:name="P82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 style:writing-mode="lr-tb"/>
      <style:text-properties officeooo:rsid="0072faf0" officeooo:paragraph-rsid="0072faf0"/>
    </style:style>
    <style:style style:name="P83" style:family="paragraph" style:parent-style-name="List_20_Paragraph" style:list-style-name="WWNum4">
      <style:paragraph-properties fo:margin-left="1.27cm" fo:margin-right="0cm" fo:text-indent="-0.635cm" style:auto-text-indent="false" style:writing-mode="lr-tb"/>
    </style:style>
    <style:style style:name="P84" style:family="paragraph" style:parent-style-name="List_20_Paragraph" style:list-style-name="WWNum5">
      <style:paragraph-properties fo:margin-left="1.27cm" fo:margin-right="0cm" fo:text-indent="-0.635cm" style:auto-text-indent="false" style:writing-mode="lr-tb"/>
    </style:style>
    <style:style style:name="P85" style:family="paragraph" style:parent-style-name="List_20_Paragraph" style:list-style-name="WWNum6">
      <style:paragraph-properties fo:margin-left="1.905cm" fo:margin-right="0cm" fo:text-indent="-0.635cm" style:auto-text-indent="false" style:writing-mode="lr-tb"/>
    </style:style>
    <style:style style:name="P86" style:family="paragraph" style:parent-style-name="Text_20_body" style:list-style-name="L8"/>
    <style:style style:name="P87" style:family="paragraph" style:parent-style-name="Text_20_body" style:list-style-name="L8">
      <style:paragraph-properties fo:text-align="center" style:justify-single-word="false"/>
    </style:style>
    <style:style style:name="P88" style:family="paragraph" style:parent-style-name="Text_20_body" style:list-style-name="L8">
      <style:text-properties officeooo:rsid="0086add4" officeooo:paragraph-rsid="0086add4"/>
    </style:style>
    <style:style style:name="P89" style:family="paragraph" style:parent-style-name="Text_20_body" style:list-style-name="L8">
      <style:paragraph-properties fo:text-align="start" style:justify-single-word="false"/>
      <style:text-properties officeooo:rsid="0086add4" officeooo:paragraph-rsid="0087cdae"/>
    </style:style>
    <style:style style:name="P90" style:family="paragraph" style:parent-style-name="Text_20_body" style:list-style-name="L8">
      <style:text-properties fo:font-style="normal" officeooo:rsid="0086add4" officeooo:paragraph-rsid="0086add4" style:font-style-asian="normal" style:font-style-complex="normal"/>
    </style:style>
    <style:style style:name="P91" style:family="paragraph" style:parent-style-name="Text_20_body">
      <style:text-properties fo:font-weight="bold" officeooo:rsid="00a2b7c7" officeooo:paragraph-rsid="00a5550d" style:font-weight-asian="bold" style:font-weight-complex="bold"/>
    </style:style>
    <style:style style:name="P92" style:family="paragraph" style:parent-style-name="Text_20_body">
      <style:text-properties officeooo:rsid="00a2b7c7" officeooo:paragraph-rsid="00a5550d"/>
    </style:style>
    <style:style style:name="P93" style:family="paragraph" style:parent-style-name="_5f_ensTP_5f__5f_Corps" style:list-style-name="L1"/>
    <style:style style:name="P94" style:family="paragraph" style:parent-style-name="_5f_ensTP_5f__5f_Corps" style:list-style-name="L2"/>
    <style:style style:name="P95" style:family="paragraph" style:parent-style-name="_5f_ensTP_5f__5f_Corps" style:list-style-name="L3"/>
    <style:style style:name="P96" style:family="paragraph" style:parent-style-name="_5f_ensTP_5f__5f_Corps" style:list-style-name="L4"/>
    <style:style style:name="P97" style:family="paragraph" style:parent-style-name="_5f_ensTP_5f__5f_Corps" style:list-style-name="L5"/>
    <style:style style:name="P98" style:family="paragraph" style:parent-style-name="_5f_ensTP_5f__5f_Corps" style:list-style-name="L6"/>
    <style:style style:name="P99" style:family="paragraph" style:parent-style-name="_5f_ensTP_5f__5f_Corps" style:list-style-name="L7"/>
    <style:style style:name="P100" style:family="paragraph" style:parent-style-name="_5f_ensTP_5f__5f_Corps" style:list-style-name="L9">
      <style:text-properties officeooo:rsid="0030d405" officeooo:paragraph-rsid="0048f85d"/>
    </style:style>
    <style:style style:name="P101" style:family="paragraph" style:parent-style-name="_5f_ensTP_5f__5f_Corps" style:list-style-name="L10">
      <style:text-properties officeooo:paragraph-rsid="008ef7dd"/>
    </style:style>
    <style:style style:name="P102" style:family="paragraph" style:parent-style-name="_5f_ensTP_5f__5f_Corps">
      <style:text-properties officeooo:rsid="002d69d7" officeooo:paragraph-rsid="003ad554"/>
    </style:style>
    <style:style style:name="T1" style:family="text">
      <style:text-properties officeooo:rsid="00160817"/>
    </style:style>
    <style:style style:name="T2" style:family="text">
      <style:text-properties officeooo:rsid="004301b7"/>
    </style:style>
    <style:style style:name="T3" style:family="text">
      <style:text-properties officeooo:rsid="0044da05"/>
    </style:style>
    <style:style style:name="T4" style:family="text">
      <style:text-properties officeooo:rsid="0024af29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6e74b" style:font-style-asian="italic" style:font-style-complex="italic"/>
    </style:style>
    <style:style style:name="T8" style:family="text">
      <style:text-properties fo:font-style="italic" officeooo:rsid="00a5550d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a9ca61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2b043" style:font-style-asian="italic" style:font-weight-asian="normal" style:font-style-complex="italic" style:font-weight-complex="normal"/>
    </style:style>
    <style:style style:name="T13" style:family="text">
      <style:text-properties officeooo:rsid="002d69d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2adaf"/>
    </style:style>
    <style:style style:name="T16" style:family="text">
      <style:text-properties officeooo:rsid="003460cc"/>
    </style:style>
    <style:style style:name="T17" style:family="text">
      <style:text-properties style:font-name="Calibri1" fo:language="fr" fo:country="FR" style:font-name-asian="Times" style:language-asian="ar" style:country-asian="SA" style:font-name-complex="Calibri2" style:language-complex="ar" style:country-complex="SA"/>
    </style:style>
    <style:style style:name="T18" style:family="text">
      <style:text-properties style:font-name-complex="Times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38f47d"/>
    </style:style>
    <style:style style:name="T21" style:family="text">
      <style:text-properties officeooo:rsid="0039ca43"/>
    </style:style>
    <style:style style:name="T22" style:family="text">
      <style:text-properties officeooo:rsid="003ad554"/>
    </style:style>
    <style:style style:name="T23" style:family="text">
      <style:text-properties officeooo:rsid="003d51d0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color="#000000" style:font-name="Times New Roman2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fo:color="#000000" fo:font-size="10pt" fo:letter-spacing="normal" style:font-size-asian="10pt" style:font-size-complex="10pt"/>
    </style:style>
    <style:style style:name="T27" style:family="text">
      <style:text-properties fo:font-variant="normal" fo:text-transform="none" style:font-name="Times New Roman2" fo:font-size="10pt" fo:letter-spacing="normal" fo:font-style="normal" fo:font-weight="normal" style:font-size-asian="10pt" style:font-size-complex="10pt"/>
    </style:style>
    <style:style style:name="T28" style:family="text">
      <style:text-properties officeooo:rsid="004b0d2a"/>
    </style:style>
    <style:style style:name="T29" style:family="text">
      <style:text-properties officeooo:rsid="004cf968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officeooo:rsid="004ec714"/>
    </style:style>
    <style:style style:name="T32" style:family="text">
      <style:text-properties officeooo:rsid="0050aa84"/>
    </style:style>
    <style:style style:name="T33" style:family="text">
      <style:text-properties officeooo:rsid="00513485"/>
    </style:style>
    <style:style style:name="T34" style:family="text">
      <style:text-properties style:font-name="Liberation Serif" fo:font-style="italic" fo:font-weight="bold" style:font-style-asian="italic" style:font-weight-asian="bold" style:font-name-complex="Consolas3" style:font-style-complex="italic" style:font-weight-complex="bold"/>
    </style:style>
    <style:style style:name="T35" style:family="text">
      <style:text-properties officeooo:rsid="0051bec9"/>
    </style:style>
    <style:style style:name="T36" style:family="text">
      <style:text-properties officeooo:rsid="00528466"/>
    </style:style>
    <style:style style:name="T37" style:family="text">
      <style:text-properties officeooo:rsid="0053c06b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60fd23"/>
    </style:style>
    <style:style style:name="T41" style:family="text">
      <style:text-properties officeooo:rsid="00631509"/>
    </style:style>
    <style:style style:name="T42" style:family="text">
      <style:text-properties officeooo:rsid="0065fd58"/>
    </style:style>
    <style:style style:name="T43" style:family="text">
      <style:text-properties officeooo:rsid="0067bb41"/>
    </style:style>
    <style:style style:name="T44" style:family="text">
      <style:text-properties officeooo:rsid="0068df2c"/>
    </style:style>
    <style:style style:name="T45" style:family="text">
      <style:text-properties officeooo:rsid="0069f2c6"/>
    </style:style>
    <style:style style:name="T46" style:family="text">
      <style:text-properties officeooo:rsid="006efeb3"/>
    </style:style>
    <style:style style:name="T47" style:family="text">
      <style:text-properties officeooo:rsid="0071d2c0"/>
    </style:style>
    <style:style style:name="T48" style:family="text">
      <style:text-properties officeooo:rsid="00766971"/>
    </style:style>
    <style:style style:name="T49" style:family="text">
      <style:text-properties officeooo:rsid="007be9ed"/>
    </style:style>
    <style:style style:name="T50" style:family="text">
      <style:text-properties officeooo:rsid="00808959"/>
    </style:style>
    <style:style style:name="T51" style:family="text">
      <style:text-properties officeooo:rsid="0089f735"/>
    </style:style>
    <style:style style:name="T52" style:family="text">
      <style:text-properties officeooo:rsid="008ac341"/>
    </style:style>
    <style:style style:name="T53" style:family="text">
      <style:text-properties officeooo:rsid="008b62d4"/>
    </style:style>
    <style:style style:name="T54" style:family="text">
      <style:text-properties officeooo:rsid="008ece4b"/>
    </style:style>
    <style:style style:name="T55" style:family="text">
      <style:text-properties officeooo:rsid="008ef7dd"/>
    </style:style>
    <style:style style:name="T56" style:family="text">
      <style:text-properties officeooo:rsid="0030d405"/>
    </style:style>
    <style:style style:name="T57" style:family="text">
      <style:text-properties fo:font-weight="normal" officeooo:rsid="002d69d7" style:font-weight-asian="normal" style:font-weight-complex="normal"/>
    </style:style>
    <style:style style:name="T58" style:family="text">
      <style:text-properties fo:font-weight="normal" officeooo:rsid="0092b043" style:font-weight-asian="normal" style:font-weight-complex="normal"/>
    </style:style>
    <style:style style:name="T59" style:family="text">
      <style:text-properties officeooo:rsid="009999ac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9e6847"/>
    </style:style>
    <style:style style:name="T62" style:family="text">
      <style:text-properties officeooo:rsid="00a2b7c7"/>
    </style:style>
    <style:style style:name="T63" style:family="text">
      <style:text-properties officeooo:rsid="00a3d321"/>
    </style:style>
    <style:style style:name="T64" style:family="text">
      <style:text-properties style:font-name="Liberation Mono" fo:font-size="10pt" officeooo:rsid="00a3d321" style:font-name-asian="NSimSun1" style:font-size-asian="10pt" style:font-name-complex="Liberation Mono" style:font-size-complex="10pt"/>
    </style:style>
    <style:style style:name="T65" style:family="text">
      <style:text-properties style:font-name="Liberation Mono" fo:font-size="10pt" officeooo:rsid="00a6e74b" style:font-name-asian="NSimSun1" style:font-size-asian="10pt" style:font-name-complex="Liberation Mono" style:font-size-complex="10pt"/>
    </style:style>
    <style:style style:name="T66" style:family="text">
      <style:text-properties style:font-name="Liberation Mono" fo:font-size="10pt" officeooo:rsid="00ac8279" style:font-name-asian="NSimSun1" style:font-size-asian="10pt" style:font-name-complex="Liberation Mono" style:font-size-complex="10pt"/>
    </style:style>
    <style:style style:name="T67" style:family="text">
      <style:text-properties officeooo:rsid="00a5550d"/>
    </style:style>
    <style:style style:name="T68" style:family="text">
      <style:text-properties officeooo:rsid="00a6e74b"/>
    </style:style>
    <style:style style:name="T69" style:family="text">
      <style:text-properties officeooo:rsid="00a91dec"/>
    </style:style>
    <style:style style:name="T70" style:family="text">
      <style:text-properties officeooo:rsid="00a9ca61"/>
    </style:style>
    <style:style style:name="T71" style:family="text">
      <style:text-properties officeooo:rsid="00ac8279"/>
    </style:style>
    <style:style style:name="T72" style:family="text">
      <style:text-properties officeooo:rsid="00b40f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Programmation scientifique en Python</text:p>
      <text:p text:style-name="P34">v2.<text:span text:style-name="T72">4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24"><draw:a xlink:type="simple" xlink:href="http://creativecommons.org/licenses/by/4.0/"><draw:frame draw:style-name="fr2" draw:name="Image6" text:anchor-type="as-char" svg:width="2.17cm" svg:height="0.45cm" draw:z-index="46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19"><text:line-break/></text:span><text:span text:style-name="T25">Programmation scientifique en Python</text:span><text:span text:style-name="T26"> </text:span><text:span text:style-name="T25">de </text:span><text:a xlink:type="simple" xlink:href="https://github.com/michaelguedj/ens__prog_sci_python" text:style-name="Internet_20_link" text:visited-style-name="Visited_20_Internet_20_Link"><text:span text:style-name="T27">Dr Michaël GUEDJ</text:span></text:a><text:span text:style-name="T26"> </text:span><text:span text:style-name="T25">est mis à disposition selon les termes de la </text:span><text:a xlink:type="simple" xlink:href="http://creativecommons.org/licenses/by/4.0/" text:style-name="Internet_20_link" text:visited-style-name="Visited_20_Internet_20_Link"><text:span text:style-name="T27">licence Creative Commons Attribution 4.0 International</text:span></text:a><text:span text:style-name="T25">.</text:span><text:span text:style-name="T19"><text:line-break/></text:span><text:span text:style-name="T25">Fondé(e) sur une œuvre à </text:span><text:a xlink:type="simple" xlink:href="https://github.com/michaelguedj/ens__prog_sci_python" text:style-name="Internet_20_link" text:visited-style-name="Visited_20_Internet_20_Link"><text:span text:style-name="T27">https://github.com/michaelguedj/ens__prog_sci_python</text:span></text:a><text:span text:style-name="T25">.</text:span><text:span text:style-name="T19"> </text:span></text:p>
      <text:p text:style-name="P28"/>
      <text:p text:style-name="P28"/>
      <text:p text:style-name="P66"/>
      <text:table-of-content text:style-name="Sect1" text:name="Table des matières1">
        <text:table-of-content-source text:outline-level="1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9"><text:a xlink:type="simple" xlink:href="#__RefHeading___Toc996_4007142831" text:style-name="Index_20_Link" text:visited-style-name="Index_20_Link">TP – Utilisation de fonctions mathématiques<text:tab/>3</text:a></text:p>
          <text:p text:style-name="P69"><text:a xlink:type="simple" xlink:href="#__RefHeading___Toc998_4007142831" text:style-name="Index_20_Link" text:visited-style-name="Index_20_Link">Sujet d’étude 1 : opérations binaires<text:tab/>6</text:a></text:p>
          <text:p text:style-name="P69"><text:a xlink:type="simple" xlink:href="#__RefHeading___Toc1000_4007142831" text:style-name="Index_20_Link" text:visited-style-name="Index_20_Link">Sujet d’étude 2 : audiences<text:tab/>8</text:a></text:p>
          <text:p text:style-name="P69"><text:a xlink:type="simple" xlink:href="#__RefHeading___Toc1002_4007142831" text:style-name="Index_20_Link" text:visited-style-name="Index_20_Link">Sujet d’étude 3 : tournoi de jeu vidéo<text:tab/>11</text:a></text:p>
          <text:p text:style-name="P69"><text:a xlink:type="simple" xlink:href="#__RefHeading___Toc1004_4007142831" text:style-name="Index_20_Link" text:visited-style-name="Index_20_Link">Sujet d’étude 4 : fibre optique<text:tab/>12</text:a></text:p>
          <text:p text:style-name="P69"><text:a xlink:type="simple" xlink:href="#__RefHeading___Toc1006_4007142831" text:style-name="Index_20_Link" text:visited-style-name="Index_20_Link">Sujet d’étude 5 : triplet pythagoricien<text:tab/>15</text:a></text:p>
          <text:p text:style-name="P69"><text:a xlink:type="simple" xlink:href="#__RefHeading___Toc11899_2445939712" text:style-name="Index_20_Link" text:visited-style-name="Index_20_Link">TP – Opérations sur des points<text:tab/>18</text:a></text:p>
        </text:index-body>
      </text:table-of-content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996_4007142831"/>TP – Utilisation de fonctions mathématiques<text:bookmark-end text:name="__RefHeading___Toc996_4007142831"/></text:h>
      <text:h text:style-name="Heading_20_2" text:outline-level="2">Exercic<text:span text:style-name="T1">e 1</text:span></text:h>
      <text:p text:style-name="_5f_ensTP_5f__5f_Corps">Calculer en Python<text:span text:style-name="T32"> :</text:span></text:p>
      <text:list xml:id="list354459124" text:style-name="L1">
        <text:list-item>
          <text:p text:style-name="P93"><draw:frame draw:style-name="fr3" draw:name="Objet1" text:anchor-type="as-char" svg:y="-0.377cm" svg:width="2.334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  </text:list-item>
        <text:list-item>
          <text:p text:style-name="P93"><draw:frame draw:style-name="fr3" draw:name="Objet2" text:anchor-type="as-char" svg:y="-0.377cm" svg:width="3.784cm" svg:height="0.4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93"><draw:frame draw:style-name="fr3" draw:name="Objet6" text:anchor-type="as-char" svg:y="-0.377cm" svg:width="1.483cm" svg:height="0.48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  <text:list-item>
          <text:p text:style-name="P93"><draw:frame draw:style-name="fr3" draw:name="Objet3" text:anchor-type="as-char" svg:y="-0.377cm" svg:width="2.365cm" svg:height="0.48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93"><draw:frame draw:style-name="fr3" draw:name="Objet4" text:anchor-type="as-char" svg:y="-0.377cm" svg:width="1.034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</text:list-item>
        <text:list-item>
          <text:p text:style-name="P93"><draw:frame draw:style-name="fr3" draw:name="Objet5" text:anchor-type="as-char" svg:y="-0.415cm" svg:width="1.289cm" svg:height="0.50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/text:list-item>
      </text:list>
      <text:h text:style-name="Heading_20_2" text:outline-level="2">Exercic<text:span text:style-name="T1">e 2</text:span></text:h>
      <text:p text:style-name="_5f_ensTP_5f__5f_Corps">Implanter la fonction<text:span text:style-name="T32"> :</text:span> <draw:frame draw:style-name="fr3" draw:name="Objet7" text:anchor-type="as-char" svg:y="-0.377cm" svg:width="3.771cm" svg:height="0.48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<text:p text:style-name="_5f_ensTP_5f__5f_Corps">Mathématiquement,<draw:frame draw:style-name="fr3" draw:name="Objet8" text:anchor-type="as-char" svg:y="-0.377cm" svg:width="2.145cm" svg:height="0.48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et <draw:frame draw:style-name="fr3" draw:name="Objet9" text:anchor-type="as-char" svg:y="-0.377cm" svg:width="2.542cm" svg:height="0.4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h text:style-name="Heading_20_2" text:outline-level="2">Exercic<text:span text:style-name="T1">e 3</text:span></text:h>
      <text:p text:style-name="_5f_ensTP_5f__5f_Corps">Calculer en Python<text:span text:style-name="T32"> :</text:span></text:p>
      <text:list xml:id="list4171131414" text:style-name="L2">
        <text:list-item>
          <text:p text:style-name="P94"><draw:frame draw:style-name="fr3" draw:name="Objet10" text:anchor-type="as-char" svg:y="-0.415cm" svg:width="1.429cm" svg:height="0.50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94"><draw:frame draw:style-name="fr3" draw:name="Objet11" text:anchor-type="as-char" svg:y="-0.415cm" svg:width="1.429cm" svg:height="0.50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94"><draw:frame draw:style-name="fr3" draw:name="Objet12" text:anchor-type="as-char" svg:y="-0.681cm" svg:width="2.037cm" svg:height="1.05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</text:list>
      <text:h text:style-name="Heading_20_2" text:outline-level="2">Exercic<text:span text:style-name="T1">e 4</text:span></text:h>
      <text:p text:style-name="_5f_ensTP_5f__5f_Corps">Implanter la fonction :</text:p>
      <text:p text:style-name="_5f_ensTP_5f__5f_Corps"><draw:frame draw:style-name="fr3" draw:name="Objet13" text:anchor-type="as-char" svg:y="-0.681cm" svg:width="5.038cm" svg:height="1.05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_5f_ensTP_5f__5f_Corps">Mathématiquement,<draw:frame draw:style-name="fr3" draw:name="Objet14" text:anchor-type="as-char" svg:y="-0.377cm" svg:width="2.681cm" svg:height="0.4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h text:style-name="Heading_20_2" text:outline-level="2">Exercic<text:span text:style-name="T1">e 5</text:span></text:h>
      <text:p text:style-name="_5f_ensTP_5f__5f_Corps">Calculer en Python<text:span text:style-name="T32"> :</text:span></text:p>
      <text:list xml:id="list2694179645" text:style-name="L3">
        <text:list-item>
          <text:p text:style-name="P95"><draw:frame draw:style-name="fr3" draw:name="Objet15" text:anchor-type="as-char" svg:y="-0.377cm" svg:width="1.575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95"><draw:frame draw:style-name="fr3" draw:name="Objet16" text:anchor-type="as-char" svg:y="-0.377cm" svg:width="1.785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  <text:list-item>
          <text:p text:style-name="P95"><text:soft-page-break/><draw:frame draw:style-name="fr3" draw:name="Objet17" text:anchor-type="as-char" svg:y="-0.377cm" svg:width="1.914cm" svg:height="0.531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/text:list-item>
      </text:list>
      <text:h text:style-name="Heading_20_2" text:outline-level="2">Exercic<text:span text:style-name="T1">e 6</text:span></text:h>
      <text:p text:style-name="_5f_ensTP_5f__5f_Corps">Implé<text:span text:style-name="T2">men</text:span>ter la fonction :</text:p>
      <text:p text:style-name="_5f_ensTP_5f__5f_Corps"><draw:frame draw:style-name="fr3" draw:name="Objet18" text:anchor-type="as-char" svg:y="-0.619cm" svg:width="2.98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_5f_ensTP_5f__5f_Corps">Vérifiez que <draw:frame draw:style-name="fr3" draw:name="Objet19" text:anchor-type="as-char" svg:y="-0.377cm" svg:width="1.704cm" svg:height="0.4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h text:style-name="Heading_20_2" text:outline-level="2">Exercic<text:span text:style-name="T1">e 7</text:span></text:h>
      <text:p text:style-name="_5f_ensTP_5f__5f_Corps">Impl<text:span text:style-name="T2">émen</text:span>ter la fonction :</text:p>
      <text:p text:style-name="_5f_ensTP_5f__5f_Corps"><draw:frame draw:style-name="fr3" draw:name="Objet20" text:anchor-type="as-char" svg:y="-0.619cm" svg:width="3.538cm" svg:height="0.998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_5f_ensTP_5f__5f_Corps">Vérifiez que :</text:p>
      <text:list xml:id="list19730380" text:style-name="L4">
        <text:list-item>
          <text:p text:style-name="P96"><draw:frame draw:style-name="fr3" draw:name="Objet21" text:anchor-type="as-char" svg:y="-0.377cm" svg:width="2.127cm" svg:height="0.4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  <text:list-item>
          <text:p text:style-name="P96"><draw:frame draw:style-name="fr3" draw:name="Objet22" text:anchor-type="as-char" svg:y="-0.377cm" svg:width="2.124cm" svg:height="0.4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96"><draw:frame draw:style-name="fr3" draw:name="Objet23" text:anchor-type="as-char" svg:y="-0.377cm" svg:width="2.993cm" svg:height="0.4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</text:list-item>
      </text:list>
      <text:h text:style-name="Heading_20_2" text:outline-level="2">Exercic<text:span text:style-name="T1">e 8</text:span></text:h>
      <text:p text:style-name="_5f_ensTP_5f__5f_Corps">Calculer en Python :</text:p>
      <text:list xml:id="list182835998" text:style-name="L5">
        <text:list-item>
          <text:p text:style-name="P97"><draw:frame draw:style-name="fr3" draw:name="Objet24" text:anchor-type="as-char" svg:y="-0.437cm" svg:width="0.53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97"><draw:frame draw:style-name="fr3" draw:name="Objet25" text:anchor-type="as-char" svg:y="-0.723cm" svg:width="0.587cm" svg:height="0.81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97"><draw:frame draw:style-name="fr3" draw:name="Objet26" text:anchor-type="as-char" svg:y="-0.437cm" svg:width="1.027cm" svg:height="0.52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97"><draw:frame draw:style-name="fr3" draw:name="Objet27" text:anchor-type="as-char" svg:y="-0.437cm" svg:width="1.372cm" svg:height="0.52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_5f_ensTP_5f__5f_Corps"/>
      <text:p text:style-name="_5f_ensTP_5f__5f_Corps"><text:span text:style-name="T2">Rappel : m</text:span>athématiquement <text:span text:style-name="T4">on a :</text:span></text:p>
      <text:list xml:id="list1584267922" text:style-name="L6">
        <text:list-item>
          <text:p text:style-name="P98"><draw:frame draw:style-name="fr3" draw:name="Objet28" text:anchor-type="as-char" svg:y="-0.437cm" svg:width="1.951cm" svg:height="0.52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98"><draw:frame draw:style-name="fr3" draw:name="Objet29" text:anchor-type="as-char" svg:y="-0.437cm" svg:width="2.297cm" svg:height="0.52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h text:style-name="Heading_20_2" text:outline-level="2">Exercic<text:span text:style-name="T1">e 9</text:span></text:h>
      <text:p text:style-name="_5f_ensTP_5f__5f_Corps">Soit <text:span text:style-name="T32">l</text:span>’équation<draw:frame draw:style-name="fr3" draw:name="Objet31" text:anchor-type="as-char" svg:y="-0.619cm" svg:width="2.235cm" svg:height="0.998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 (pour<draw:frame draw:style-name="fr3" draw:name="Objet30" text:anchor-type="as-char" svg:y="-0.377cm" svg:width="1.20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).</text:p>
      <text:p text:style-name="_5f_ensTP_5f__5f_Corps">Nous avons les équivalences :</text:p>
      <text:p text:style-name="_5f_ensTP_5f__5f_Corps"><text:soft-page-break/><draw:frame draw:style-name="fr3" draw:name="Objet32" text:anchor-type="as-char" svg:y="-0.723cm" svg:width="13.153cm" svg:height="1.101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_5f_ensTP_5f__5f_Corps"/>
      <text:list xml:id="list154446588" text:style-name="L7">
        <text:list-item>
          <text:p text:style-name="P99">Impl<text:span text:style-name="T3">éme</text:span>nter la fonction :<draw:frame draw:style-name="fr3" draw:name="Objet33" text:anchor-type="as-char" svg:y="-0.619cm" svg:width="3.239cm" svg:height="0.998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/text:list-item>
        <text:list-item>
          <text:p text:style-name="P99">Impl<text:span text:style-name="T3">éme</text:span>nter la fonction :<draw:frame draw:style-name="fr3" draw:name="Objet34" text:anchor-type="as-char" svg:y="-0.723cm" svg:width="3.071cm" svg:height="0.833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text:p text:style-name="P99"/>
          <text:p text:style-name="P99"/>
          <text:p text:style-name="P99">Mathématiquement, <text:span text:style-name="T3">pour tout </text:span><text:span text:style-name="T6">k</text:span> <text:span text:style-name="T3">réel positif,</text:span><draw:frame draw:style-name="fr3" draw:name="Objet35" text:anchor-type="as-char" svg:y="-0.377cm" svg:width="5.6cm" svg:height="0.48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.</text:p>
          <text:p text:style-name="P99"/>
        </text:list-item>
        <text:list-item>
          <text:p text:style-name="P99"><text:span text:style-name="T41">Via l’interpréteur de code, l’</text:span>égalité est elle vérifiée pour <text:span text:style-name="T6">k</text:span>=5 ? <text:span text:style-name="T42">Idem</text:span> pour <text:span text:style-name="T6">k</text:span>=101 ?</text:p>
        </text:list-item>
      </text:list>
      <text:h text:style-name="Heading_20_1" text:outline-level="1"><text:bookmark-start text:name="__RefHeading___Toc998_4007142831"/>Sujet d’étude <text:span text:style-name="T21">1</text:span> : <text:span text:style-name="T22">opérations binaires</text:span><text:bookmark-end text:name="__RefHeading___Toc998_4007142831"/></text:h>
      <text:p text:style-name="Text_20_body"/>
      <text:p text:style-name="Text_20_body">Nous nous intéressons dans un premier temps aux opérations binaires<text:span text:style-name="T31"> ;</text:span> puis étendons ces opérations pour gérer les opérations bits à bits sur les octets.</text:p>
      <text:p text:style-name="Text_20_body"/>
      <text:h text:style-name="Heading_20_2" text:outline-level="2">Opérations binaires</text:h>
      <text:p text:style-name="Text_20_body">-<text:tab/>La négation binaire NON est définie par<text:span text:style-name="T31"> :</text:span> NON(0)=1 et NON(1)=0.</text:p>
      <text:p text:style-name="Text_20_body">-<text:tab/>La disjonction binaire OU est définie par<text:span text:style-name="T31"> :</text:span> 1 OU 1 = 1, 1 OU 0 = 1, 0 OU 1 = 1 et 0 OU 0 = 0. </text:p>
      <text:p text:style-name="Text_20_body">-<text:tab/>La conjonction binaire ET est définie par<text:span text:style-name="T31"> :</text:span> 1 ET 1 = 1, 1 ET 0 = 0, 0 ET 1 = 0 et 0 ET 0 = 0.</text:p>
      <text:p text:style-name="Text_20_body"/>
      <text:h text:style-name="Heading_20_2" text:outline-level="2">Exemple d’opérations bits à bits sur octets</text:h>
      <text:p text:style-name="Text_20_body">-<text:tab/>NON(00110000) = 11001111 </text:p>
      <text:p text:style-name="Text_20_body">-<text:tab/>00110000 OU 11000011 = 11110011</text:p>
      <text:p text:style-name="Text_20_body">-<text:tab/>00110011 ET 11000011 = 00000011</text:p>
      <text:p text:style-name="Text_20_body"/>
      <text:h text:style-name="Heading_20_4" text:outline-level="4">Partie A<text:span text:style-name="T33"> :</text:span> Algorithmique</text:h>
      <text:p text:style-name="P30"><text:span text:style-name="T15">1 – </text:span>Opérations binaires</text:p>
      <text:p text:style-name="P30">Fonctions</text:p>
      <text:p text:style-name="Text_20_body"><text:tab/><text:span text:style-name="T15">1- </text:span>Réaliser la fonction <text:span text:style-name="T9">non</text:span> qui prend en argument un bit et retourne sa négation.</text:p>
      <text:p text:style-name="Text_20_body"><text:tab/><text:span text:style-name="T15">2- </text:span>Réaliser la fonction <text:span text:style-name="T9">ou</text:span> qui prend en argument deux bits et retourne leur disjonction.</text:p>
      <text:p text:style-name="Text_20_body"><text:tab/><text:span text:style-name="T15">3- </text:span>Réaliser la fonction <text:span text:style-name="T9">et</text:span> qui prend en argument deux bits et retourne leur conjonction.</text:p>
      <text:p text:style-name="P30"/>
      <text:p text:style-name="P30"><text:span text:style-name="T15">2 – </text:span>Opérations bits à bits sur les octets</text:p>
      <text:p text:style-name="P30">Structure de données</text:p>
      <text:p text:style-name="Text_20_body"><text:tab/>Déterminer un type de donnée nécessaire pour stocker un octet (8 bits).</text:p>
      <text:p text:style-name="P30">Fonctions</text:p>
      <text:p text:style-name="Text_20_body"><text:tab/><text:span text:style-name="T15">4- </text:span>Réaliser la fonction <text:span text:style-name="T9">non_oct</text:span> qui prend en argument un octet et retourne sa négation bit à bit.</text:p>
      <text:p text:style-name="Text_20_body"><text:tab/><text:span text:style-name="T15">5- </text:span>Réaliser la fonction <text:span text:style-name="T9">ou_oct</text:span> qui prend en argument deux octets et retourne leur disjonction bit à bit.</text:p>
      <text:p text:style-name="Text_20_body"><text:tab/><text:span text:style-name="T15">6- </text:span>Réaliser la fonction <text:span text:style-name="T9">et_oct</text:span> qui prend en argument deux octets et retourne leur conjonction bit à bit.</text:p>
      <text:p text:style-name="Text_20_body"/>
      <text:p text:style-name="Text_20_body"><text:soft-page-break/>Intéressez-vous à l’extension de vos résultats, pour gérer des opérations bit à bit, sur des données binaires composées de 4 octets.</text:p>
      <text:p text:style-name="Text_20_body"/>
      <text:h text:style-name="Heading_20_4" text:outline-level="4">Partie B<text:span text:style-name="T31"> :</text:span> Implémentation</text:h>
      <text:p text:style-name="Text_20_body"><text:tab/>Implanter <text:span text:style-name="T15">en</text:span> Python les fonctions de la Partie A.</text:p>
      <text:p text:style-name="Text_20_body"><text:tab/>Définir un jeu de test qui vous servira à tester la bonne implantation des fonctions demandées.</text:p>
      <text:p text:style-name="Text_20_body"/>
      <text:h text:style-name="Heading_20_1" text:outline-level="1"><text:bookmark-start text:name="__RefHeading___Toc1000_4007142831"/>Sujet d’étude <text:span text:style-name="T21">2</text:span> : audiences<text:bookmark-end text:name="__RefHeading___Toc1000_4007142831"/></text:h>
      <text:p text:style-name="Text_20_body"/>
      <text:p text:style-name="P5"><text:span text:style-name="T31">L’</text:span>audience <text:span text:style-name="T31">d’</text:span>un média définit <text:span text:style-name="T31">l’</text:span>ensemble des individus exposés <text:span text:style-name="T43">à ce média ;</text:span> elle fait <text:span text:style-name="T31">l’</text:span>objet de mesures<text:span text:style-name="T31"> :</text:span> <text:span text:style-name="T31">l’</text:span>audiométrie<text:span text:style-name="T31"> </text:span>qui relève de sondages.</text:p>
      <text:p text:style-name="P18"/>
      <text:p text:style-name="P18"><text:span text:style-name="Subtle_20_Emphasis"><text:span text:style-name="T17">La part d’audience (ou part de marché)</text:span></text:span></text:p>
      <text:p text:style-name="P18"><text:span text:style-name="T31">C’</text:span>est <text:span text:style-name="T31">l’</text:span>indicateur le plus utilisé. Il <text:span text:style-name="T44">s’</text:span>agit du pourcentage des personnes ayant suivi un support (chaîne de télévision, station de radio, site Web) par rapport à l’audience globale du média (télévision, radio, Web).</text:p>
      <text:p text:style-name="P18">Cet indicateur peut être calculé, pour une émission ou une tranche horaire, et par cible.</text:p>
      <text:p text:style-name="P18"/>
      <text:p text:style-name="P18">Ci-dessous, le top 5 des audiences de la soirée du jeudi 31 décembre 2015 (source : www.ozap.com)<text:note text:id="ftn1" text:note-class="footnote"><text:note-citation>1</text:note-citation><text:note-body><text:p text:style-name="P70">Les nombres des téléspectateurs sont « normalisés ».</text:p></text:note-body></text:note>.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>Chaîne</text:p>
          </table:table-cell>
          <table:table-cell table:style-name="Tableau2.A1" office:value-type="string">
            <text:p text:style-name="P9">Programme</text:p>
          </table:table-cell>
          <table:table-cell table:style-name="Tableau2.A1" office:value-type="string">
            <text:p text:style-name="P9">Part de marché</text:p>
          </table:table-cell>
          <table:table-cell table:style-name="Tableau2.A1" office:value-type="string">
            <text:p text:style-name="P9">Téléspectateurs</text:p>
          </table:table-cell>
        </table:table-row>
        <table:table-row table:style-name="Tableau2.1">
          <table:table-cell table:style-name="Tableau2.A1" office:value-type="string">
            <text:p text:style-name="P10"><draw:frame draw:style-name="fr1" draw:name="Image1" text:anchor-type="as-char" svg:width="1.323cm" svg:height="0.794cm" draw:z-index="35"><draw:image xlink:href="Pictures/10000000000000320000001EFF0D32F252344FEA.jpg" xlink:type="simple" xlink:show="embed" xlink:actuate="onLoad" loext:mime-type="image/jpeg"/></draw:frame></text:p>
          </table:table-cell>
          <table:table-cell table:style-name="Tableau2.B2" office:value-type="string">
            <text:p text:style-name="P15">LE PLUS GRAND CABARET DU MONDE (VARIETES)</text:p>
          </table:table-cell>
          <table:table-cell table:style-name="Tableau2.A1" office:value-type="string">
            <text:p text:style-name="P13">28.2 %</text:p>
          </table:table-cell>
          <table:table-cell table:style-name="Tableau2.A1" office:value-type="string">
            <text:p text:style-name="P13">4 015 000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2" text:anchor-type="as-char" svg:width="1.323cm" svg:height="0.794cm" draw:z-index="36"><draw:image xlink:href="Pictures/10000000000000320000001ED40179990DFF2289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LE 31 TOUT EST PERMIS AVEC Arthur (HUMOUR)</text:p>
          </table:table-cell>
          <table:table-cell table:style-name="Tableau2.A1" office:value-type="string">
            <text:p text:style-name="P12">25.5 %</text:p>
          </table:table-cell>
          <table:table-cell table:style-name="Tableau2.A1" office:value-type="string">
            <text:p text:style-name="P12">3 <text:span text:style-name="T49">630</text:span> <text:span text:style-name="T49">585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3" text:anchor-type="as-char" svg:width="1.323cm" svg:height="0.794cm" draw:z-index="37"><draw:image xlink:href="Pictures/10000000000000320000001EF575983F81916A68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HUGO CABRET (FILM)</text:p>
          </table:table-cell>
          <table:table-cell table:style-name="Tableau2.A1" office:value-type="string">
            <text:p text:style-name="P12">10.6 %</text:p>
          </table:table-cell>
          <table:table-cell table:style-name="Tableau2.A1" office:value-type="string">
            <text:p text:style-name="P12">1 <text:span text:style-name="T49">509</text:span> <text:span text:style-name="T49">184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4" text:anchor-type="as-char" svg:width="1.323cm" svg:height="0.794cm" draw:z-index="38"><draw:image xlink:href="Pictures/10000000000000320000001E5347229BC4E9CE42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SCENES DE MENAGES (SERIE)</text:p>
          </table:table-cell>
          <table:table-cell table:style-name="Tableau2.A1" office:value-type="string">
            <text:p text:style-name="P12">7.7 %</text:p>
          </table:table-cell>
          <table:table-cell table:style-name="Tableau2.A1" office:value-type="string">
            <text:p text:style-name="P12">1 <text:span text:style-name="T49">096</text:span> <text:span text:style-name="T49">294</text:span></text:p>
          </table:table-cell>
        </table:table-row>
        <table:table-row table:style-name="Tableau2.1">
          <table:table-cell table:style-name="Tableau2.A1" office:value-type="string">
            <text:p text:style-name="P7"><draw:frame draw:style-name="fr1" draw:name="Image5" text:anchor-type="as-char" svg:width="1.323cm" svg:height="0.794cm" draw:z-index="39"><draw:image xlink:href="Pictures/10000000000000320000001E52920C4E71249B6C.jpg" xlink:type="simple" xlink:show="embed" xlink:actuate="onLoad" loext:mime-type="image/jpeg"/></draw:frame></text:p>
          </table:table-cell>
          <table:table-cell table:style-name="Tableau2.B2" office:value-type="string">
            <text:p text:style-name="P14">LES 30 ANS DU TOP 50 (VARIETES)</text:p>
          </table:table-cell>
          <table:table-cell table:style-name="Tableau2.A1" office:value-type="string">
            <text:p text:style-name="P12">4.1 %</text:p>
          </table:table-cell>
          <table:table-cell table:style-name="Tableau2.A1" office:value-type="string">
            <text:p text:style-name="P12"><text:span text:style-name="T49">583</text:span> <text:span text:style-name="T49">741</text:span></text:p>
          </table:table-cell>
        </table:table-row>
      </table:table>
      <text:p text:style-name="P19"/>
      <text:p text:style-name="P18">Ci-dessous, un extrait issu <text:span text:style-name="T31">d’</text:span>un article du site www.ozap.com.</text:p>
      <text:p text:style-name="P18"/>
      <text:p text:style-name="P23">Audiences<text:span text:style-name="T31"> :</text:span> France 2 remporte <text:span text:style-name="T45">d’</text:span>un rien le match du réveillon, France 3 en forme avec « Hugo Cabret »</text:p>
      <text:p text:style-name="P24">Comme en 2010, 2011, 2012, 2013 et en 2014, France 2 est arrivée hier soir en tête des audiences de la dernière soirée de l'année 2015. Selon Médiamétrie, plus de 4 millions de téléspectateurs ont regardé hier, entre 20h55 et 1h00, "Le Grand cabaret sur son 31", la soirée de réveillon présentée par Patrick Sébastien <text:span text:style-name="T37">[…]</text:span>. La part de marché sur le public de quatre ans et plus s'élève à 28,2% (et 13% sur les ménagères de moins de cinquante ans). <text:span text:style-name="T37">[…]</text:span></text:p>
      <text:p text:style-name="P24">En face, près de 3,<text:span text:style-name="T50">6</text:span> millions de téléspectateurs ont choisi de passer en 2016 en regardant Arthur sur TF1, entre 21h05 et 0h35. (…)</text:p>
      <text:p text:style-name="P24">France 3 est troisième avec la première diffusion d<text:span text:style-name="T36">’</text:span> <text:span text:style-name="T36">« </text:span>Hugo Cabret<text:span text:style-name="T36"> »</text:span>. Le long-métrage américain de Martin Scorsese (…) a attiré plus de 1,<text:span text:style-name="T50">5</text:span> million de cinéphiles, soit 10,6% du public.</text:p>
      <text:p text:style-name="P22"/>
      <text:p text:style-name="P18"/>
      <text:p text:style-name="P27"/>
      <text:p text:style-name="P27"/>
      <text:p text:style-name="P27"/>
      <text:p text:style-name="P18"/>
      <text:p text:style-name="P18">Dans ce qui suit, nous nous plaçons dans le contexte de la soirée du jeudi 31 décembre 2015.</text:p>
      <text:p text:style-name="P18"/>
      <text:p text:style-name="P18"/>
      <text:p text:style-name="P6">Sachant que :</text:p>
      <text:list xml:id="list74544289" text:style-name="WWNum1">
        <text:list-item>
          <text:p text:style-name="P80"><text:span text:style-name="T35">1 </text:span>% de part de marché correspond à environ 142375.89 téléspectateurs ;</text:p>
        </text:list-item>
      </text:list>
      <text:p text:style-name="P17">On trouve que :</text:p>
      <text:list xml:id="list213829053475075" text:continue-numbering="true" text:style-name="WWNum1">
        <text:list-item>
          <text:p text:style-name="P80">1 téléspectateur correspond à environ <draw:frame draw:style-name="fr4" draw:name="Objet36" text:anchor-type="as-char" svg:y="-0.437cm" svg:width="1.729cm" svg:height="0.527cm" draw:z-index="40"><draw:object xlink:href="./Object 37" xlink:type="simple" xlink:show="embed" xlink:actuate="onLoad"/><draw:image xlink:href="./ObjectReplacements/Object 37" xlink:type="simple" xlink:show="embed" xlink:actuate="onLoad"/></draw:frame>% de part de marché.</text:p>
        </text:list-item>
      </text:list>
      <text:p text:style-name="P71"/>
      <text:list xml:id="list213829681455965" text:continue-numbering="true" text:style-name="WWNum1">
        <text:list-header>
          <text:p text:style-name="P81"><text:soft-page-break/>En effet,</text:p>
          <text:p text:style-name="P82"><draw:frame draw:style-name="fr3" draw:name="Objet117" text:anchor-type="as-char" svg:y="-2.769cm" svg:width="8.885cm" svg:height="5.39cm" draw:z-index="47"><draw:object xlink:href="./Object 117" xlink:type="simple" xlink:show="embed" xlink:actuate="onLoad"/><draw:image xlink:href="./ObjectReplacements/Object 117" xlink:type="simple" xlink:show="embed" xlink:actuate="onLoad"/></draw:frame></text:p>
        </text:list-header>
      </text:list>
      <text:p text:style-name="P17"/>
      <text:p text:style-name="P71"/>
      <text:p text:style-name="P6">Nous obtenons les formules :</text:p>
      <text:list xml:id="list213828993565635" text:continue-numbering="true" text:style-name="WWNum1">
        <text:list-item>
          <text:p text:style-name="P80"><text:span text:style-name="T5"><draw:frame draw:style-name="fr3" draw:name="Objet69" text:anchor-type="as-char" svg:y="-0.377cm" svg:width="7.431cm" svg:height="0.487cm" draw:z-index="48"><draw:object xlink:href="./Object 69" xlink:type="simple" xlink:show="embed" xlink:actuate="onLoad"/><draw:image xlink:href="./ObjectReplacements/Object 69" xlink:type="simple" xlink:show="embed" xlink:actuate="onLoad"/></draw:frame></text:span>(<text:span text:style-name="T5">X</text:span><text:span text:style-name="T18"> </text:span>est un pourcentage de part de marché) ;</text:p>
          <text:p text:style-name="P80"/>
        </text:list-item>
        <text:list-item>
          <text:p text:style-name="P80"><text:span text:style-name="T5"><draw:frame draw:style-name="fr3" draw:name="Objet37" text:anchor-type="as-char" svg:y="-0.437cm" svg:width="6.047cm" svg:height="0.547cm" draw:z-index="49"><draw:object xlink:href="./Object 39" xlink:type="simple" xlink:show="embed" xlink:actuate="onLoad"/><draw:image xlink:href="./ObjectReplacements/Object 39" xlink:type="simple" xlink:show="embed" xlink:actuate="onLoad"/></draw:frame></text:span>(<text:span text:style-name="T5">Y</text:span> est nombre de téléspectateurs).</text:p>
        </text:list-item>
      </text:list>
      <text:p text:style-name="P11"><draw:frame draw:style-name="fr3" draw:name="Objet116" text:anchor-type="as-char" svg:y="-0.377cm" svg:width="3.468cm" svg:height="0.487cm" draw:z-index="50"><draw:object xlink:href="./Object 116" xlink:type="simple" xlink:show="embed" xlink:actuate="onLoad"/><draw:image xlink:href="./ObjectReplacements/Object 116" xlink:type="simple" xlink:show="embed" xlink:actuate="onLoad"/></draw:frame><text:span text:style-name="T46">est en pourcentage.</text:span></text:p>
      <text:p text:style-name="P6"/>
      <text:p text:style-name="P19"/>
      <text:p text:style-name="P16">En effet,</text:p>
      <text:p text:style-name="P21"><draw:frame draw:style-name="fr3" draw:name="Objet113" text:anchor-type="as-char" svg:y="-2.545cm" svg:width="7.516cm" svg:height="4.958cm" draw:z-index="51"><draw:object xlink:href="./Object 113" xlink:type="simple" xlink:show="embed" xlink:actuate="onLoad"/><draw:image xlink:href="./ObjectReplacements/Object 113" xlink:type="simple" xlink:show="embed" xlink:actuate="onLoad"/></draw:frame></text:p>
      <text:p text:style-name="P19"/>
      <text:p text:style-name="P16">En outre,</text:p>
      <text:p text:style-name="P21"><draw:frame draw:style-name="fr3" draw:name="Objet115" text:anchor-type="as-char" svg:y="-2.125cm" svg:width="7.551cm" svg:height="4.12cm" draw:z-index="78"><draw:object xlink:href="./Object 115" xlink:type="simple" xlink:show="embed" xlink:actuate="onLoad"/><draw:image xlink:href="./ObjectReplacements/Object 115" xlink:type="simple" xlink:show="embed" xlink:actuate="onLoad"/></draw:frame></text:p>
      <text:p text:style-name="P20"/>
      <text:p text:style-name="P20"/>
      <text:p text:style-name="P18">Nous nous intéressons à l’évaluation du nombre de téléspectateurs pour une suite de parts de marché. <text:span text:style-name="T47">Cette suite de parts de marché permet</text:span> de représenter les parts de marché d’un ensemble de chaînes de télévision.</text:p>
      <text:p text:style-name="P18"/>
      <text:p text:style-name="P25">Exemple :</text:p>
      <text:p text:style-name="P26"/>
      <text:p text:style-name="P74"><draw:frame draw:style-name="fr3" draw:name="Objet114" text:anchor-type="as-char" svg:y="-0.377cm" svg:width="12.524cm" svg:height="0.531cm" draw:z-index="79"><draw:object xlink:href="./Object 114" xlink:type="simple" xlink:show="embed" xlink:actuate="onLoad"/><draw:image xlink:href="./ObjectReplacements/Object 114" xlink:type="simple" xlink:show="embed" xlink:actuate="onLoad"/></draw:frame></text:p>
      <text:h text:style-name="Heading_20_4" text:outline-level="4"><text:soft-page-break/>Partie A : Algorithmique</text:h>
      <text:p text:style-name="P18">Dans ce qui suit, nous nous plaçons dans le contexte de la soirée du 31-12-2015.</text:p>
      <text:p text:style-name="P18"/>
      <text:p text:style-name="P30">Type de donnée</text:p>
      <text:p text:style-name="P18">Déterminer un type de donnée permettant de stocker une suite de parts de marché. </text:p>
      <text:p text:style-name="P18"/>
      <text:p text:style-name="P30">Fonctions et procédures</text:p>
      <text:list xml:id="list1433743065" text:style-name="WWNum4">
        <text:list-item>
          <text:p text:style-name="P83">Réaliser une fonction <text:span text:style-name="T34">nb_telespectateurs</text:span> prenant en paramètre un pourcentage de part de marché, et retournant le nombre de téléspectateurs correspondant.</text:p>
        </text:list-item>
        <text:list-item>
          <text:p text:style-name="P83">Réaliser une fonction <text:span text:style-name="T9">part_de_marché</text:span> prenant en paramètre un nombre de téléspectateurs, et retournant le pourcentage de part de marché correspondant.</text:p>
          <text:p text:style-name="P83"/>
        </text:list-item>
      </text:list>
      <text:p text:style-name="P30">Procédures sur la structure de donnée demandée</text:p>
      <text:list xml:id="list733647029" text:style-name="WWNum5">
        <text:list-item>
          <text:p text:style-name="P84">Réaliser une procédure <text:span text:style-name="T34">afficher</text:span> prenant en argument la structure de donnée permettant de stocker une suite de parts de marché, et affichant cette structure de donnée.</text:p>
        </text:list-item>
        <text:list-item>
          <text:p text:style-name="P84">Réaliser une procédure, prenant en argument la structure de donnée permettant de stocker une suite de parts de marché, et affichant le nombre de téléspectateurs correspondant à chaque part de marché.</text:p>
        </text:list-item>
        <text:list-item>
          <text:p text:style-name="P84">Réaliser une procédure, prenant en argument la structure de donnée permettant de stocker une suite de parts de marché, et affichant la part de marché la plus <text:span text:style-name="T48">élevée.</text:span></text:p>
        </text:list-item>
        <text:list-item>
          <text:p text:style-name="P84">Réaliser une procédure prenant en argument la structure de donnée permettant de stocker une suite de parts de marché, et affichant le nombre de téléspectateurs correspondant à l’ensemble de ces parts de marché.</text:p>
        </text:list-item>
      </text:list>
      <text:p text:style-name="P4"/>
      <text:p text:style-name="P4"/>
      <text:h text:style-name="Heading_20_4" text:outline-level="4">Partie B : Implémentation<text:tab/></text:h>
      <text:list xml:id="list2346158222" text:style-name="WWNum6">
        <text:list-item>
          <text:p text:style-name="P85">Implanter <text:span text:style-name="T16">en</text:span> Python, les fonctions/procédures de la Partie A.</text:p>
        </text:list-item>
        <text:list-item>
          <text:p text:style-name="P85">Définir un jeu de test qui vous servira à tester la bonne implantation des fonctions/procédures demandées.</text:p>
        </text:list-item>
      </text:list>
      <text:p text:style-name="P3"/>
      <text:h text:style-name="P75" text:outline-level="1"><text:bookmark-start text:name="__RefHeading___Toc1002_4007142831"/>Sujet d’étude <text:span text:style-name="T20">3</text:span> : tournoi de jeu vidéo<text:bookmark-end text:name="__RefHeading___Toc1002_4007142831"/></text:h>
      <text:p text:style-name="Text_20_body"/>
      <text:p text:style-name="Text_20_body">Contexte <text:span text:style-name="T31">d’</text:span>un tournoi de jeu vidéo.</text:p>
      <text:p text:style-name="Text_20_body"/>
      <text:list xml:id="list2595159926" text:style-name="L8">
        <text:list-item>
          <text:p text:style-name="P86">Comment stocker les scores des joueurs <text:span text:style-name="T28">d’</text:span>une équipe<text:span text:style-name="T28"> ?</text:span></text:p>
          <text:p text:style-name="P86"/>
        </text:list-item>
        <text:list-item>
          <text:p text:style-name="P86">Fonction prenant en argument les scores <text:span text:style-name="T28">d’</text:span>une équipe, et retournant le nombre de joueurs <text:span text:style-name="T28">d’</text:span>une équipe<text:span text:style-name="T28"> ?</text:span></text:p>
          <text:p text:style-name="P86"/>
        </text:list-item>
        <text:list-item>
          <text:p text:style-name="P86">Fonction prenant en argument les scores <text:span text:style-name="T28">d’</text:span>une équipe, et retournant Vrai si <text:span text:style-name="T28">l’</text:span>équipe <text:span text:style-name="T28">n’</text:span>a pas de joueurs<text:span text:style-name="T28"> ;</text:span> et Faux sinon<text:span text:style-name="T28"> ?</text:span></text:p>
          <text:p text:style-name="P86"/>
        </text:list-item>
        <text:list-item>
          <text:p text:style-name="P86">Procédure prenant en argument les scores <text:span text:style-name="T28">d’</text:span>une équipe, et affichant les scores qui sont strictement positifs.</text:p>
          <text:p text:style-name="P86"/>
        </text:list-item>
        <text:list-item>
          <text:p text:style-name="P86">Procédure prenant en argument les scores <text:span text:style-name="T28">d’</text:span>une équipe, ainsi <text:span text:style-name="T28">qu’</text:span>un certain score x, et affichant les scores supérieurs ou égaux au score x.</text:p>
          <text:p text:style-name="P86"/>
        </text:list-item>
        <text:list-item>
          <text:p text:style-name="P86">Fonction prenant en argument les scores <text:span text:style-name="T28">d’</text:span>une équipe, et retournant la moyenne des scores.</text:p>
          <text:p text:style-name="P87"><draw:frame draw:style-name="fr3" draw:name="Objet38" text:anchor-type="as-char" svg:y="-0.619cm" svg:width="3.41cm" svg:height="0.998cm" draw:z-index="41"><draw:object xlink:href="./Object 38" xlink:type="simple" xlink:show="embed" xlink:actuate="onLoad"/><draw:image xlink:href="./ObjectReplacements/Object 38" xlink:type="simple" xlink:show="embed" xlink:actuate="onLoad"/></draw:frame></text:p>
          <text:p text:style-name="P88">(Le nombre d’équipes <text:span text:style-name="T6">n</text:span><text:span text:style-name="T38"> est supposé non nul). </text:span></text:p>
          <text:p text:style-name="P90"/>
        </text:list-item>
        <text:list-item>
          <text:p text:style-name="P86">Fonction prenant en argument les scores <text:span text:style-name="T28">d’</text:span>une équipe, et retournant la variance des scores.</text:p>
          <text:p text:style-name="P87"><draw:frame draw:style-name="fr3" draw:name="Objet39" text:anchor-type="as-char" svg:y="-0.619cm" svg:width="4.47cm" svg:height="0.998cm" draw:z-index="4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89">(Le nombre d’équipes <text:span text:style-name="T6">n</text:span><text:span text:style-name="T38"> est supposé non nul). </text:span></text:p>
        </text:list-item>
      </text:list>
      <text:p text:style-name="P33"/>
      <text:h text:style-name="P76" text:outline-level="1"><text:bookmark-start text:name="__RefHeading___Toc1004_4007142831"/>Sujet d’étude <text:span text:style-name="T21">4</text:span> : fibre optique<text:bookmark-end text:name="__RefHeading___Toc1004_4007142831"/></text:h>
      <text:p text:style-name="P56"/>
      <text:p text:style-name="P56">Une fibre optique est un fil, en verre ou en plastique, très fin, qui a la propriété <text:span text:style-name="T28">d’</text:span>être un conducteur de la lumière ; <text:span text:style-name="T51">elle </text:span>sert dans la transmission de données, <text:span text:style-name="T52">offrant</text:span> un débit <text:span text:style-name="T28">d’</text:span>information nettement supérieur à celui des câbles coaxiaux ; et peut servir de support à un réseau <text:span text:style-name="T28">« </text:span>large bande<text:span text:style-name="T28"> »</text:span> par lequel transitent aussi bien la télévision, le téléphone, la visioconférence ou les données informatiques.</text:p>
      <text:p text:style-name="P56"/>
      <text:p text:style-name="P56">Ci-dessous, l’extrait d’un article du Figaro datant du 17/07/2015.</text:p>
      <text:p text:style-name="P56"/>
      <text:p text:style-name="P67">2016, année de <text:span text:style-name="T28">l’</text:span>accélération pour la fibre en France</text:p>
      <text:p text:style-name="P67">En France, la fibre optique va se généraliser à partir de 2016 par la mise en place de <text:span text:style-name="T28">« </text:span>réseaux <text:span text:style-name="T28">d’</text:span>initiative publique<text:span text:style-name="T28"> »</text:span>.</text:p>
      <text:p text:style-name="P67">La fibre optique <text:span text:style-name="T28">s’</text:span>apprête à sortir des plus grandes villes de France. <text:span text:style-name="T28">D’</text:span>ici à la fin de <text:span text:style-name="T28">l’</text:span>année, plusieurs dizaines de milliers </text:p>
      <text:p text:style-name="P67">de lignes auront été activées dans de nouveaux <text:span text:style-name="T28">« </text:span>réseaux <text:span text:style-name="T28">d’</text:span>initiative publique<text:span text:style-name="T28"> »</text:span> détenus par les collectivités territoriales. </text:p>
      <text:p text:style-name="P67"><text:span text:style-name="T31">« </text:span>Nous atteindrons notre rythme de croisière fin 2016, avec un million de nouvelles prises raccordables chaque année. Ce sera une lame de fond<text:span text:style-name="T31"> »</text:span>, explique Antoine Darodes, qui pilote le plan "France Très Haut Débit".</text:p>
      <text:p text:style-name="P56"/>
      <text:p text:style-name="P56">L’atténuation caractérise l’affaiblissement du signal au cours de la propagation. Le principal atout des fibres optiques est une atténuation extrêmement faible.</text:p>
      <text:p text:style-name="P56"/>
      <text:p text:style-name="P56">Le coefficient <text:span text:style-name="T31">d’</text:span>atténuation <draw:frame draw:style-name="fr3" draw:name="Objet118" text:anchor-type="as-char" svg:y="-0.377cm" svg:width="0.526cm" svg:height="0.467cm" draw:z-index="80"><draw:object xlink:href="./Object 118" xlink:type="simple" xlink:show="embed" xlink:actuate="onLoad"/><draw:image xlink:href="./ObjectReplacements/Object 118" xlink:type="simple" xlink:show="embed" xlink:actuate="onLoad"/></draw:frame>, exprimée en dB/km, est donné par la relation<text:span text:style-name="T28"> :</text:span></text:p>
      <text:p text:style-name="P56"/>
      <text:p text:style-name="P55"><draw:frame draw:style-name="fr3" draw:name="Objet43" text:anchor-type="as-char" svg:y="-0.683cm" svg:width="3.122cm" svg:height="1.124cm" draw:z-index="52"><draw:object xlink:href="./Object 43" xlink:type="simple" xlink:show="embed" xlink:actuate="onLoad"/><draw:image xlink:href="./ObjectReplacements/Object 43" xlink:type="simple" xlink:show="embed" xlink:actuate="onLoad"/></draw:frame></text:p>
      <text:p text:style-name="P56"/>
      <text:p text:style-name="P58">Où :</text:p>
      <text:list xml:id="list549251981" text:style-name="L9">
        <text:list-item>
          <text:p text:style-name="P100"><draw:frame draw:style-name="fr3" draw:name="Objet46" text:anchor-type="as-char" svg:y="-0.377cm" svg:width="0.462cm" svg:height="0.467cm" draw:z-index="53"><draw:object xlink:href="./Object 46" xlink:type="simple" xlink:show="embed" xlink:actuate="onLoad"/><draw:image xlink:href="./ObjectReplacements/Object 46" xlink:type="simple" xlink:show="embed" xlink:actuate="onLoad"/></draw:frame>est la longueur de la fibre optique (en km) ;</text:p>
        </text:list-item>
        <text:list-item>
          <text:p text:style-name="P100"><draw:frame draw:style-name="fr3" draw:name="Objet44" text:anchor-type="as-char" svg:y="-0.377cm" svg:width="0.616cm" svg:height="0.531cm" draw:z-index="54"><draw:object xlink:href="./Object 44" xlink:type="simple" xlink:show="embed" xlink:actuate="onLoad"/><draw:image xlink:href="./ObjectReplacements/Object 44" xlink:type="simple" xlink:show="embed" xlink:actuate="onLoad"/></draw:frame>(en milliwatt ou mW) est la puissance lumineuse <text:span text:style-name="T28">d’</text:span>entrée ; </text:p>
        </text:list-item>
        <text:list-item>
          <text:p text:style-name="P100"><draw:frame draw:style-name="fr3" draw:name="Objet45" text:anchor-type="as-char" svg:y="-0.377cm" svg:width="0.605cm" svg:height="0.531cm" draw:z-index="55"><draw:object xlink:href="./Object 45" xlink:type="simple" xlink:show="embed" xlink:actuate="onLoad"/><draw:image xlink:href="./ObjectReplacements/Object 45" xlink:type="simple" xlink:show="embed" xlink:actuate="onLoad"/></draw:frame>(en milliwatt ou mW) est la puissance lumineuse de sortie.</text:p>
        </text:list-item>
      </text:list>
      <text:p text:style-name="P56"/>
      <text:p text:style-name="P56">Nous souhaitons connaître les coefficients d’atténuation pour des fibres optiques dont les références sont FO1, FO2 et FO3.</text:p>
      <text:p text:style-name="P56"/>
      <text:p text:style-name="P56">Un technicien mesure une puissance lumineuse d’entrée sur chaque fibre (FO1, FO2 et FO3) de <text:span text:style-name="T28">5 </text:span>mW.</text:p>
      <text:p text:style-name="P56"><text:span text:style-name="T52">En outre, c</text:span>haque fibre <text:span text:style-name="T53">a</text:span> une longueur de <text:span text:style-name="T28">5 </text:span>km.</text:p>
      <text:p text:style-name="P56"><text:soft-page-break/>Des techniciens mesurent les puissances lumineuses de sortie sur chaque fibre, et notent leurs résultats dans le tableau ci-dessous.</text:p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row>
          <table:table-cell table:style-name="Tableau1.A1" office:value-type="string">
            <text:p text:style-name="P60">Référence de la fibre optique</text:p>
          </table:table-cell>
          <table:table-cell table:style-name="Tableau1.A1" office:value-type="string">
            <text:p text:style-name="P61">FO1</text:p>
          </table:table-cell>
          <table:table-cell table:style-name="Tableau1.A1" office:value-type="string">
            <text:p text:style-name="P61">FO2</text:p>
          </table:table-cell>
          <table:table-cell table:style-name="Tableau1.D1" office:value-type="string">
            <text:p text:style-name="P61">FO3</text:p>
          </table:table-cell>
        </table:table-row>
        <table:table-row>
          <table:table-cell table:style-name="Tableau1.A2" office:value-type="string">
            <text:p text:style-name="P62"><draw:frame draw:style-name="fr3" draw:name="Objet47" text:anchor-type="as-char" svg:y="-0.377cm" svg:width="0.462cm" svg:height="0.467cm" draw:z-index="56"><draw:object xlink:href="./Object 47" xlink:type="simple" xlink:show="embed" xlink:actuate="onLoad"/><draw:image xlink:href="./ObjectReplacements/Object 47" xlink:type="simple" xlink:show="embed" xlink:actuate="onLoad"/></draw:frame>(Longueur de la fibre) (en km)</text:p>
          </table:table-cell>
          <table:table-cell table:style-name="Tableau1.A2" office:value-type="string">
            <text:p text:style-name="P63">5</text:p>
          </table:table-cell>
          <table:table-cell table:style-name="Tableau1.A2" office:value-type="string">
            <text:p text:style-name="P63">5</text:p>
          </table:table-cell>
          <table:table-cell table:style-name="Tableau1.D2" office:value-type="string">
            <text:p text:style-name="P63">5</text:p>
          </table:table-cell>
        </table:table-row>
        <table:table-row>
          <table:table-cell table:style-name="Tableau1.A2" office:value-type="string">
            <text:p text:style-name="P62"><draw:frame draw:style-name="fr3" draw:name="Objet48" text:anchor-type="as-char" svg:y="-0.377cm" svg:width="0.616cm" svg:height="0.531cm" draw:z-index="57"><draw:object xlink:href="./Object 48" xlink:type="simple" xlink:show="embed" xlink:actuate="onLoad"/><draw:image xlink:href="./ObjectReplacements/Object 48" xlink:type="simple" xlink:show="embed" xlink:actuate="onLoad"/></draw:frame>(puissance lumineuse d<text:span text:style-name="T28">’</text:span>entrée) (en mW)</text:p>
          </table:table-cell>
          <table:table-cell table:style-name="Tableau1.A2" office:value-type="string">
            <text:p text:style-name="P63">5</text:p>
          </table:table-cell>
          <table:table-cell table:style-name="Tableau1.A2" office:value-type="string">
            <text:p text:style-name="P63">5</text:p>
          </table:table-cell>
          <table:table-cell table:style-name="Tableau1.D2" office:value-type="string">
            <text:p text:style-name="P63">5</text:p>
          </table:table-cell>
        </table:table-row>
        <table:table-row>
          <table:table-cell table:style-name="Tableau1.A2" office:value-type="string">
            <text:p text:style-name="P62"><draw:frame draw:style-name="fr3" draw:name="Objet49" text:anchor-type="as-char" svg:y="-0.377cm" svg:width="0.605cm" svg:height="0.531cm" draw:z-index="58"><draw:object xlink:href="./Object 49" xlink:type="simple" xlink:show="embed" xlink:actuate="onLoad"/><draw:image xlink:href="./ObjectReplacements/Object 49" xlink:type="simple" xlink:show="embed" xlink:actuate="onLoad"/></draw:frame>(puissance lumineuse de sortie) (en mW)</text:p>
          </table:table-cell>
          <table:table-cell table:style-name="Tableau1.A2" office:value-type="string">
            <text:p text:style-name="P63">0.8891</text:p>
          </table:table-cell>
          <table:table-cell table:style-name="Tableau1.A2" office:value-type="string">
            <text:p text:style-name="P63">1.7741</text:p>
          </table:table-cell>
          <table:table-cell table:style-name="Tableau1.D2" office:value-type="string">
            <text:p text:style-name="P63">3.7495</text:p>
          </table:table-cell>
        </table:table-row>
      </table:table>
      <text:p text:style-name="P56"/>
      <text:p text:style-name="P59"><text:span text:style-name="T54">Ainsi, d</text:span>ans ce qui suit, nous <text:span text:style-name="T15">considérerons</text:span> que :</text:p>
      <text:list xml:id="list36697547" text:style-name="L10">
        <text:list-item>
          <text:p text:style-name="P101"><text:span text:style-name="T56">Toute fibre est de longueur</text:span><text:span text:style-name="T56"><draw:frame draw:style-name="fr3" draw:name="Objet50" text:anchor-type="as-char" svg:y="-0.377cm" svg:width="0.97cm" svg:height="0.467cm" draw:z-index="59"><draw:object xlink:href="./Object 50" xlink:type="simple" xlink:show="embed" xlink:actuate="onLoad"/><draw:image xlink:href="./ObjectReplacements/Object 50" xlink:type="simple" xlink:show="embed" xlink:actuate="onLoad"/></draw:frame></text:span><text:span text:style-name="T56">km ;</text:span></text:p>
        </text:list-item>
        <text:list-item>
          <text:p text:style-name="P101"><text:span text:style-name="T55">Toute puissance lumineuse d’entrée</text:span><text:span text:style-name="T55"><draw:frame draw:style-name="fr3" draw:name="Objet51" text:anchor-type="as-char" svg:y="-0.377cm" svg:width="0.616cm" svg:height="0.531cm" draw:z-index="60"><draw:object xlink:href="./Object 51" xlink:type="simple" xlink:show="embed" xlink:actuate="onLoad"/><draw:image xlink:href="./ObjectReplacements/Object 51" xlink:type="simple" xlink:show="embed" xlink:actuate="onLoad"/></draw:frame></text:span><text:span text:style-name="T55">est fixée à 5 mW.</text:span></text:p>
        </text:list-item>
      </text:list>
      <text:p text:style-name="P56"/>
      <text:h text:style-name="P78" text:outline-level="4">Partie A<text:span text:style-name="T28"> :</text:span> Algorithmique</text:h>
      <text:p text:style-name="P53">Type de donnée</text:p>
      <text:p text:style-name="P56"><text:tab/><text:span text:style-name="T15">1- </text:span>Déterminer un type de donnée permettant de stocker les puissances de sortie de l’ensemble des fibres FO1, FO2 et FO3.</text:p>
      <text:p text:style-name="P56"><text:tab/><text:span text:style-name="T15">2- </text:span>Déterminer un type de données permettant de stocker les puissances de sortie d’un ensemble de fibres optiques.</text:p>
      <text:p text:style-name="P53">Fonctions</text:p>
      <text:p text:style-name="P56"><text:tab/><text:span text:style-name="T15">3- </text:span>Réaliser la fonction <text:span text:style-name="T9">coefficient_attenuation</text:span> prenant en paramètre une puissance de sortie mesurée sur une fibre optique, et retournant le coefficient d’atténuation correspondant.</text:p>
      <text:p text:style-name="P53">Procédures <text:span text:style-name="T23">traitantes</text:span> des fibres FO1, FO2 et FO3</text:p>
      <text:p text:style-name="P56"><text:tab/><text:span text:style-name="T15">4- </text:span>Réaliser la procédure <text:span text:style-name="T9">afficher</text:span> prenant en paramètre les puissances de sortie des fibres FO1, FO2 et FO3, et affichant ces puissances de sortie (on affichera une puissance par ligne).</text:p>
      <text:p text:style-name="P56"><text:tab/><text:span text:style-name="T15">5- </text:span>Réaliser une procédure prenant en paramètre les puissances de sortie des fibres FO1, FO2 et FO3, et affichant les coefficients d’atténuations correspondants à ces puissances de sortie.</text:p>
      <text:p text:style-name="P53">Procédures <text:span text:style-name="T23">traitantes</text:span> d’un ensemble de fibres</text:p>
      <text:p text:style-name="P56"><text:tab/><text:span text:style-name="T15">6- </text:span>Réaliser la procédure <text:span text:style-name="T9">afficher2</text:span> prenant en paramètre les puissances de sortie d’un ensemble de fibres, et affichant ces puissances de sortie (on affichera une puissance par ligne).</text:p>
      <text:p text:style-name="P56"><text:tab/><text:span text:style-name="T15">7- </text:span>Réaliser une procédure prenant en paramètre les puissances de sortie d’un ensemble de fibres, et affichant les coefficients d’atténuations correspondants à ces puissances de sortie.</text:p>
      <text:p text:style-name="P56"/>
      <text:h text:style-name="P78" text:outline-level="4"><text:soft-page-break/>Partie B<text:span text:style-name="T29"> :</text:span> Implémentation</text:h>
      <text:p text:style-name="P56"><text:tab/>Implanter en Python les fonctions/procédures de la Partie A.</text:p>
      <text:p text:style-name="P56"><text:tab/>Définir un jeu de test qui vous servira à tester la bonne implantation des fonctions/procédures demandées.</text:p>
      <text:p text:style-name="P57"/>
      <text:h text:style-name="P77" text:outline-level="1"><text:bookmark-start text:name="__RefHeading___Toc1006_4007142831"/>Sujet <text:span text:style-name="T13">d’étude 5 : triplet pythagoricien</text:span><text:bookmark-end text:name="__RefHeading___Toc1006_4007142831"/></text:h>
      <text:p text:style-name="P47"/>
      <text:p text:style-name="P47">En arithmétique, un triplet pythagoricien est un triplet<draw:frame draw:style-name="fr3" draw:name="Objet52" text:anchor-type="as-char" svg:y="-0.377cm" svg:width="1.633cm" svg:height="0.487cm" draw:z-index="61"><draw:object xlink:href="./Object 52" xlink:type="simple" xlink:show="embed" xlink:actuate="onLoad"/><draw:image xlink:href="./ObjectReplacements/Object 52" xlink:type="simple" xlink:show="embed" xlink:actuate="onLoad"/></draw:frame><text:span text:style-name="T29">d’</text:span>entiers naturels non nuls vérifiant la relation de Pythagore<text:span text:style-name="T29"> :</text:span><draw:frame draw:style-name="fr3" draw:name="Objet53" text:anchor-type="as-char" svg:y="-0.377cm" svg:width="2.05cm" svg:height="0.467cm" draw:z-index="62"><draw:object xlink:href="./Object 53" xlink:type="simple" xlink:show="embed" xlink:actuate="onLoad"/><draw:image xlink:href="./ObjectReplacements/Object 53" xlink:type="simple" xlink:show="embed" xlink:actuate="onLoad"/></draw:frame>. (<draw:frame draw:style-name="fr3" draw:name="Objet54" text:anchor-type="as-char" svg:y="-0.377cm" svg:width="0.406cm" svg:height="0.467cm" draw:z-index="63"><draw:object xlink:href="./Object 54" xlink:type="simple" xlink:show="embed" xlink:actuate="onLoad"/><draw:image xlink:href="./ObjectReplacements/Object 54" xlink:type="simple" xlink:show="embed" xlink:actuate="onLoad"/></draw:frame>est appelée hypoténuse).</text:p>
      <text:p text:style-name="P47">Les triplets pythagoriciens peuvent intervenir en cryptographie.</text:p>
      <text:p text:style-name="P47"/>
      <text:p text:style-name="P51"><text:bookmark-start text:name="__RefHeading___Toc1008_4007142831"/>Pgcd<text:bookmark-end text:name="__RefHeading___Toc1008_4007142831"/></text:p>
      <text:p text:style-name="P47">Le plus grand commun diviseur, abrégé en général <text:span text:style-name="T6">pgcd</text:span> (ou <text:span text:style-name="T6">gcd</text:span> en anglais), de deux nombres entiers naturels non nuls, est le plus grand entier qui divise simultanément ces deux entiers.</text:p>
      <text:p text:style-name="P47">Exemple :</text:p>
      <text:p text:style-name="P47"><text:tab/><draw:frame draw:style-name="fr3" draw:name="Objet55" text:anchor-type="as-char" svg:y="-0.377cm" svg:width="1.677cm" svg:height="0.467cm" draw:z-index="64"><draw:object xlink:href="./Object 55" xlink:type="simple" xlink:show="embed" xlink:actuate="onLoad"/><draw:image xlink:href="./ObjectReplacements/Object 55" xlink:type="simple" xlink:show="embed" xlink:actuate="onLoad"/></draw:frame></text:p>
      <text:p text:style-name="P47"><text:tab/><draw:frame draw:style-name="fr3" draw:name="Objet56" text:anchor-type="as-char" svg:y="-0.377cm" svg:width="2.201cm" svg:height="0.467cm" draw:z-index="65"><draw:object xlink:href="./Object 56" xlink:type="simple" xlink:show="embed" xlink:actuate="onLoad"/><draw:image xlink:href="./ObjectReplacements/Object 56" xlink:type="simple" xlink:show="embed" xlink:actuate="onLoad"/></draw:frame>. <text:s text:c="7"/>On a <draw:frame draw:style-name="fr3" draw:name="Objet57" text:anchor-type="as-char" svg:y="-0.377cm" svg:width="4.247cm" svg:height="0.487cm" draw:z-index="66"><draw:object xlink:href="./Object 57" xlink:type="simple" xlink:show="embed" xlink:actuate="onLoad"/><draw:image xlink:href="./ObjectReplacements/Object 57" xlink:type="simple" xlink:show="embed" xlink:actuate="onLoad"/></draw:frame>.<text:tab/></text:p>
      <text:p text:style-name="P47">Utilisation du pgcd dans Python sur le même exemple :</text:p>
      <text:p text:style-name="Preformatted_20_Text">&gt;&gt;&gt; import fractions</text:p>
      <text:p text:style-name="Preformatted_20_Text">&gt;&gt;&gt; fractions.gcd(14,70)</text:p>
      <text:p text:style-name="Preformatted_20_Text">14</text:p>
      <text:p text:style-name="P51"/>
      <text:p text:style-name="P51"><text:bookmark-start text:name="__RefHeading___Toc1010_4007142831"/>Entiers premiers entre eux<text:bookmark-end text:name="__RefHeading___Toc1010_4007142831"/></text:p>
      <text:p text:style-name="P47">On dit que des entiers a et b sont <text:span text:style-name="T30">premiers entre eux</text:span>, si leur plus grand commun diviseur est égal à 1.</text:p>
      <text:p text:style-name="P48">Exemple :</text:p>
      <text:p text:style-name="P48"><draw:frame draw:style-name="fr3" draw:name="Objet58" text:anchor-type="as-char" svg:y="-0.377cm" svg:width="2.769cm" svg:height="0.487cm" draw:z-index="67"><draw:object xlink:href="./Object 58" xlink:type="simple" xlink:show="embed" xlink:actuate="onLoad"/><draw:image xlink:href="./ObjectReplacements/Object 58" xlink:type="simple" xlink:show="embed" xlink:actuate="onLoad"/></draw:frame>.</text:p>
      <text:p text:style-name="P51"/>
      <text:p text:style-name="P51"><text:bookmark-start text:name="__RefHeading___Toc1012_4007142831"/>Pgcd de trois entiers<text:bookmark-end text:name="__RefHeading___Toc1012_4007142831"/></text:p>
      <text:p text:style-name="P47">Le pgcd de trois entiers <draw:frame draw:style-name="fr3" draw:name="Objet59" text:anchor-type="as-char" svg:y="-0.377cm" svg:width="0.432cm" svg:height="0.467cm" draw:z-index="68"><draw:object xlink:href="./Object 59" xlink:type="simple" xlink:show="embed" xlink:actuate="onLoad"/><draw:image xlink:href="./ObjectReplacements/Object 59" xlink:type="simple" xlink:show="embed" xlink:actuate="onLoad"/></draw:frame>,<draw:frame draw:style-name="fr3" draw:name="Objet60" text:anchor-type="as-char" svg:y="-0.377cm" svg:width="0.466cm" svg:height="0.467cm" draw:z-index="69"><draw:object xlink:href="./Object 60" xlink:type="simple" xlink:show="embed" xlink:actuate="onLoad"/><draw:image xlink:href="./ObjectReplacements/Object 60" xlink:type="simple" xlink:show="embed" xlink:actuate="onLoad"/></draw:frame> et <draw:frame draw:style-name="fr3" draw:name="Objet61" text:anchor-type="as-char" svg:y="-0.377cm" svg:width="0.406cm" svg:height="0.467cm" draw:z-index="70"><draw:object xlink:href="./Object 61" xlink:type="simple" xlink:show="embed" xlink:actuate="onLoad"/><draw:image xlink:href="./ObjectReplacements/Object 61" xlink:type="simple" xlink:show="embed" xlink:actuate="onLoad"/></draw:frame>, noté <draw:frame draw:style-name="fr3" draw:name="Objet62" text:anchor-type="as-char" svg:y="-0.377cm" svg:width="2.561cm" svg:height="0.487cm" draw:z-index="71"><draw:object xlink:href="./Object 62" xlink:type="simple" xlink:show="embed" xlink:actuate="onLoad"/><draw:image xlink:href="./ObjectReplacements/Object 62" xlink:type="simple" xlink:show="embed" xlink:actuate="onLoad"/></draw:frame>, est défini par la relation :</text:p>
      <text:p text:style-name="P47"><draw:frame draw:style-name="fr3" draw:name="Objet63" text:anchor-type="as-char" svg:y="-0.377cm" svg:width="6.472cm" svg:height="0.487cm" draw:z-index="73"><draw:object xlink:href="./Object 63" xlink:type="simple" xlink:show="embed" xlink:actuate="onLoad"/><draw:image xlink:href="./ObjectReplacements/Object 63" xlink:type="simple" xlink:show="embed" xlink:actuate="onLoad"/></draw:frame>.</text:p>
      <text:p text:style-name="P51"/>
      <text:p text:style-name="P54">Triplet pythagoricien primitif</text:p>
      <text:p text:style-name="P65"><text:span text:style-name="T57">Un triplet d’</text:span><text:span text:style-name="T58">entiers</text:span><text:span text:style-name="T57"> </text:span><text:span text:style-name="T57"><draw:frame draw:style-name="fr3" draw:name="Objet119" text:anchor-type="as-char" svg:y="-0.377cm" svg:width="1.633cm" svg:height="0.487cm" draw:z-index="81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57"><text:s/>e</text:span><text:span text:style-name="T58">st </text:span><text:span text:style-name="T12">pythagoricien</text:span><text:span text:style-name="T58"> si </text:span><text:span text:style-name="T58"><draw:frame draw:style-name="fr3" draw:name="Objet120" text:anchor-type="as-char" svg:y="-0.437cm" svg:width="1.87cm" svg:height="0.527cm" draw:z-index="82"><draw:object xlink:href="./Object 120" xlink:type="simple" xlink:show="embed" xlink:actuate="onLoad"/><draw:image xlink:href="./ObjectReplacements/Object 120" xlink:type="simple" xlink:show="embed" xlink:actuate="onLoad"/></draw:frame></text:span><text:span text:style-name="T58">.</text:span></text:p>
      <text:p text:style-name="P64"/>
      <text:p text:style-name="P51"><text:bookmark-start text:name="__RefHeading___Toc1014_4007142831"/>Triplet pythagoricien primitif<text:bookmark-end text:name="__RefHeading___Toc1014_4007142831"/></text:p>
      <text:p text:style-name="P47">Un triplet pythagoricien <draw:frame draw:style-name="fr3" draw:name="Objet64" text:anchor-type="as-char" svg:y="-0.377cm" svg:width="1.633cm" svg:height="0.487cm" draw:z-index="74"><draw:object xlink:href="./Object 64" xlink:type="simple" xlink:show="embed" xlink:actuate="onLoad"/><draw:image xlink:href="./ObjectReplacements/Object 64" xlink:type="simple" xlink:show="embed" xlink:actuate="onLoad"/></draw:frame><text:s/>est dit <text:span text:style-name="T6">primitif</text:span> si <draw:frame draw:style-name="fr3" draw:name="Objet65" text:anchor-type="as-char" svg:y="-0.377cm" svg:width="3.06cm" svg:height="0.487cm" draw:z-index="75"><draw:object xlink:href="./Object 65" xlink:type="simple" xlink:show="embed" xlink:actuate="onLoad"/><draw:image xlink:href="./ObjectReplacements/Object 65" xlink:type="simple" xlink:show="embed" xlink:actuate="onLoad"/></draw:frame>.</text:p>
      <text:p text:style-name="P47"/>
      <text:p text:style-name="P47"/>
      <text:p text:style-name="P47"><text:soft-page-break/></text:p>
      <text:p text:style-name="P47"/>
      <text:h text:style-name="P79" text:outline-level="4">Partie A<text:span text:style-name="T29"> :</text:span> Algorithmique</text:h>
      <text:p text:style-name="P52">Type de donnée</text:p>
      <text:p text:style-name="P47"><text:tab/>1- Déterminer un type de donnée permettant de stocker un triplet d’entiers.</text:p>
      <text:p text:style-name="P52">Fonctions</text:p>
      <text:p text:style-name="P47"><text:tab/>2- Réaliser une fonction <text:span text:style-name="T9">pgcd</text:span> prenant en paramètre deux entiers et retournant leur pgcd.</text:p>
      <text:p text:style-name="P47"><text:tab/>3- Réaliser une fonction <text:span text:style-name="T9">pgcd3</text:span> prenant en paramètre trois entiers et retournant leur pgcd.</text:p>
      <text:p text:style-name="P47"/>
      <text:p text:style-name="P47"><text:span text:style-name="T14">Procédure et Fonction sur triplets d’entiers</text:span><text:tab/></text:p>
      <text:p text:style-name="P47"><text:tab/>4- Réaliser une fonction <text:span text:style-name="T9">est_pythagoricien</text:span> prenant en paramètre la structure donnée permettant de stocker un triplet d’entiers, et retournant Vrai si le triplet est pythagoricien et Faux sinon.</text:p>
      <text:p text:style-name="P47"><text:tab/>5- Réaliser une fonction <text:span text:style-name="T9">est_primitif</text:span> prenant en paramètre la structure de donnée permettant de stocker un triplet d’entiers, et retournant Vrai si le triplet est pythagoricien primitif et Faux sinon.</text:p>
      <text:p text:style-name="P47"/>
      <text:p text:style-name="P52">Procédures générant des triplets pythagoriciens primitifs</text:p>
      <text:p text:style-name="P50"><text:tab/>6- Réaliser une procédure <text:span text:style-name="T9">generer1</text:span><text:span text:style-name="T39">, prenant en argument un entier </text:span><text:span text:style-name="T11">n</text:span><text:span text:style-name="T39">,</text:span> <text:span text:style-name="T59">et </text:span>affichant tous les triplets pythagoriciens de la forme :</text:p>
      <text:p text:style-name="P46"><draw:frame draw:style-name="fr3" draw:name="Objet40" text:anchor-type="as-char" svg:y="-0.377cm" svg:width="2.491cm" svg:height="0.487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46">Où<draw:frame draw:style-name="fr3" draw:name="Objet66" text:anchor-type="as-char" svg:y="-0.377cm" svg:width="1.907cm" svg:height="0.467cm" draw:z-index="77"><draw:object xlink:href="./Object 66" xlink:type="simple" xlink:show="embed" xlink:actuate="onLoad"/><draw:image xlink:href="./ObjectReplacements/Object 66" xlink:type="simple" xlink:show="embed" xlink:actuate="onLoad"/></draw:frame>.</text:p>
      <text:p text:style-name="P46"/>
      <text:p text:style-name="P47"><text:tab/>7- Réaliser une procédure <text:span text:style-name="T9">generer2</text:span><text:span text:style-name="T39">,</text:span><text:span text:style-name="T9"> </text:span>prenant en argument un entier <text:span text:style-name="T6">n</text:span>, et affichant tous les triplets pythagoriciens de la forme<text:span text:style-name="T29"> :</text:span></text:p>
      <text:p text:style-name="P46"><draw:frame draw:style-name="fr3" draw:name="Objet41" text:anchor-type="as-char" svg:y="-0.377cm" svg:width="2.872cm" svg:height="0.487cm" draw:z-index="44"><draw:object xlink:href="./Object 41" xlink:type="simple" xlink:show="embed" xlink:actuate="onLoad"/><draw:image xlink:href="./ObjectReplacements/Object 41" xlink:type="simple" xlink:show="embed" xlink:actuate="onLoad"/></draw:frame></text:p>
      <text:p text:style-name="P46">Où<draw:frame draw:style-name="fr3" draw:name="Objet67" text:anchor-type="as-char" svg:y="-0.377cm" svg:width="2.298cm" svg:height="0.467cm" draw:z-index="76"><draw:object xlink:href="./Object 67" xlink:type="simple" xlink:show="embed" xlink:actuate="onLoad"/><draw:image xlink:href="./ObjectReplacements/Object 67" xlink:type="simple" xlink:show="embed" xlink:actuate="onLoad"/></draw:frame>.</text:p>
      <text:p text:style-name="P46"/>
      <text:p text:style-name="P47"><text:tab/>8- Réaliser une procédure <text:span text:style-name="T9">generer3</text:span>, prenant en argument un entier <text:span text:style-name="T6">n</text:span>, et affichant tous les triplets pythagoriciens <text:span text:style-name="T60">primitifs</text:span> de la forme :</text:p>
      <text:p text:style-name="P46"><draw:frame draw:style-name="fr3" draw:name="Objet42" text:anchor-type="as-char" svg:y="-0.377cm" svg:width="2.872cm" svg:height="0.48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46">Où <draw:frame draw:style-name="fr3" draw:name="Objet68" text:anchor-type="as-char" svg:y="-0.377cm" svg:width="2.298cm" svg:height="0.467cm" draw:z-index="72"><draw:object xlink:href="./Object 68" xlink:type="simple" xlink:show="embed" xlink:actuate="onLoad"/><draw:image xlink:href="./ObjectReplacements/Object 68" xlink:type="simple" xlink:show="embed" xlink:actuate="onLoad"/></draw:frame>.</text:p>
      <text:p text:style-name="P47"/>
      <text:h text:style-name="P79" text:outline-level="4">Partie B<text:span text:style-name="T29"> :</text:span> Implémentation<text:tab/></text:h>
      <text:p text:style-name="P47"><text:tab/>Implanter en Python les fonctions/procédures de la Partie A.</text:p>
      <text:p text:style-name="P49"><text:soft-page-break/><text:tab/>Définir un jeu de test qui vous servira à tester la bonne implantation des fonctions/procédures demandées.</text:p>
      <text:p text:style-name="P49"/>
      <text:h text:style-name="Heading_20_1" text:outline-level="1"><text:bookmark-start text:name="__RefHeading___Toc11899_2445939712"/>TP – <text:span text:style-name="T61">Opérations sur p</text:span>oint<text:span text:style-name="T61">s</text:span><text:bookmark-end text:name="__RefHeading___Toc11899_2445939712"/></text:h>
      <text:p text:style-name="Text_20_body"/>
      <text:p text:style-name="P35">Nous utilisons la Programmation Orientée Objet (POO) pour manipuler les points (2D).</text:p>
      <text:p text:style-name="P35">Ci-après, une première implémentation.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reformatted_20_Text"/>
            <text:p text:style-name="Preformatted_20_Text">import math</text:p>
            <text:p text:style-name="Preformatted_20_Text">sqrt = math.sqrt</text:p>
            <text:p text:style-name="Preformatted_20_Text"/>
            <text:p text:style-name="Preformatted_20_Text">class Point():</text:p>
            <text:p text:style-name="Preformatted_20_Text"><text:s text:c="4"/></text:p>
            <text:p text:style-name="Preformatted_20_Text"><text:s text:c="4"/>def __init__(self, x, y):</text:p>
            <text:p text:style-name="Preformatted_20_Text"><text:s text:c="8"/>self.x = x</text:p>
            <text:p text:style-name="Preformatted_20_Text"><text:s text:c="8"/>self.y = y</text:p>
            <text:p text:style-name="Preformatted_20_Text"/>
            <text:p text:style-name="Preformatted_20_Text"><text:s text:c="4"/>def norme(self):</text:p>
            <text:p text:style-name="Preformatted_20_Text"><text:s text:c="8"/>return sqrt(self.x**2 + self.y**2)</text:p>
            <text:p text:style-name="Preformatted_20_Text"/>
            <text:p text:style-name="Preformatted_20_Text"><text:s text:c="4"/>def produit_scalaire(self, p):</text:p>
            <text:p text:style-name="Preformatted_20_Text"><text:s text:c="8"/>return True #A FAIRE</text:p>
            <text:p text:style-name="Preformatted_20_Text"/>
            <text:p text:style-name="Preformatted_20_Text"><text:s text:c="4"/>def addition(self, p):</text:p>
            <text:p text:style-name="Preformatted_20_Text"><text:s text:c="8"/>return Point(self.x + p.x, \</text:p>
            <text:p text:style-name="Preformatted_20_Text"><text:s text:c="21"/>self.y + p.y)</text:p>
            <text:p text:style-name="Preformatted_20_Text"/>
            <text:p text:style-name="Preformatted_20_Text"><text:s text:c="4"/>def distance(self, p):</text:p>
            <text:p text:style-name="Preformatted_20_Text"><text:s text:c="8"/>return True #A FAIRE</text:p>
            <text:p text:style-name="Preformatted_20_Text"/>
            <text:p text:style-name="Preformatted_20_Text"/>
            <text:p text:style-name="Preformatted_20_Text"><text:s text:c="4"/># pour l'impression d'un point</text:p>
            <text:p text:style-name="Preformatted_20_Text"><text:s text:c="4"/>def __str__(self):</text:p>
            <text:p text:style-name="Preformatted_20_Text"><text:s text:c="8"/>return "("+\</text:p>
            <text:p text:style-name="Preformatted_20_Text"><text:s text:c="15"/>str(self.x)+", "+\</text:p>
            <text:p text:style-name="Preformatted_20_Text"><text:s text:c="15"/>str(self.y)+\</text:p>
            <text:p text:style-name="Preformatted_20_Text"><text:s text:c="15"/>")"</text:p>
            <text:p text:style-name="Preformatted_20_Text"/>
            <text:p text:style-name="Preformatted_20_Text"/>
            <text:p text:style-name="Preformatted_20_Text">if __name__ == "__main__":</text:p>
            <text:p text:style-name="Preformatted_20_Text"><text:s text:c="4"/></text:p>
            <text:p text:style-name="Preformatted_20_Text"><text:s text:c="4"/>p1 = Point(5, 2)</text:p>
            <text:p text:style-name="Preformatted_20_Text"><text:s text:c="4"/>print(p1)</text:p>
            <text:p text:style-name="Preformatted_20_Text"/>
            <text:p text:style-name="Preformatted_20_Text"/>
          </table:table-cell>
        </table:table-row>
      </table:table>
      <text:p text:style-name="P35"/>
      <text:p text:style-name="P31">Exercice 1</text:p>
      <text:p text:style-name="P37">Tester le code ci-avant.</text:p>
      <text:p text:style-name="P36"/>
      <text:p text:style-name="P31">Exercice <text:span text:style-name="T63">2</text:span></text:p>
      <text:p text:style-name="P37">Créer <text:span text:style-name="T68">(</text:span><text:span text:style-name="T7">instancier</text:span><text:span text:style-name="T68">)</text:span> le point <draw:frame draw:style-name="fr3" draw:name="Objet121" text:anchor-type="as-char" svg:y="-0.377cm" svg:width="1.997cm" svg:height="0.487cm" draw:z-index="83"><draw:object xlink:href="./Object 121" xlink:type="simple" xlink:show="embed" xlink:actuate="onLoad"/><draw:image xlink:href="./ObjectReplacements/Object 121" xlink:type="simple" xlink:show="embed" xlink:actuate="onLoad"/></draw:frame>et afficher-le.</text:p>
      <text:p text:style-name="P38"/>
      <text:p text:style-name="P32"><text:span text:style-name="T62">Exercice </text:span>3</text:p>
      <text:p text:style-name="P41"><text:soft-page-break/>Afficher la norme du point<draw:frame draw:style-name="fr3" draw:name="Objet122" text:anchor-type="as-char" svg:y="-0.377cm" svg:width="0.72cm" svg:height="0.467cm" draw:z-index="84"><draw:object xlink:href="./Object 122" xlink:type="simple" xlink:show="embed" xlink:actuate="onLoad"/><draw:image xlink:href="./ObjectReplacements/Object 122" xlink:type="simple" xlink:show="embed" xlink:actuate="onLoad"/></draw:frame>par la commande :</text:p>
      <text:p text:style-name="P72">print(p1.norme())</text:p>
      <text:p text:style-name="P38"/>
      <text:p text:style-name="P32"><text:span text:style-name="T62">Exercice </text:span>4</text:p>
      <text:p text:style-name="P41">Afficher la norme du point<draw:frame draw:style-name="fr3" draw:name="Objet123" text:anchor-type="as-char" svg:y="-0.377cm" svg:width="0.721cm" svg:height="0.467cm" draw:z-index="85"><draw:object xlink:href="./Object 123" xlink:type="simple" xlink:show="embed" xlink:actuate="onLoad"/><draw:image xlink:href="./ObjectReplacements/Object 123" xlink:type="simple" xlink:show="embed" xlink:actuate="onLoad"/><svg:desc>formule</svg:desc></draw:frame>.</text:p>
      <text:p text:style-name="P38"/>
      <text:p text:style-name="P31">Exercice 5</text:p>
      <text:p text:style-name="P43">Afficher la somme des points<draw:frame draw:style-name="fr3" draw:name="Objet124" text:anchor-type="as-char" svg:y="-0.377cm" svg:width="0.72cm" svg:height="0.467cm" draw:z-index="86"><draw:object xlink:href="./Object 124" xlink:type="simple" xlink:show="embed" xlink:actuate="onLoad"/><draw:image xlink:href="./ObjectReplacements/Object 124" xlink:type="simple" xlink:show="embed" xlink:actuate="onLoad"/></draw:frame>et<draw:frame draw:style-name="fr3" draw:name="Objet125" text:anchor-type="as-char" svg:y="-0.377cm" svg:width="0.721cm" svg:height="0.467cm" draw:z-index="87"><draw:object xlink:href="./Object 125" xlink:type="simple" xlink:show="embed" xlink:actuate="onLoad"/><draw:image xlink:href="./ObjectReplacements/Object 125" xlink:type="simple" xlink:show="embed" xlink:actuate="onLoad"/></draw:frame>par la commande :</text:p>
      <text:p text:style-name="P72">print(p1.<text:span text:style-name="T66">addition</text:span>(p2))</text:p>
      <text:p text:style-name="P38"/>
      <text:p text:style-name="P32"><text:span text:style-name="T62">Exercice </text:span>6</text:p>
      <text:p text:style-name="P41">Tester la commande :</text:p>
      <text:p text:style-name="P72">print(p<text:span text:style-name="T63">2</text:span>.<text:span text:style-name="T71">addition</text:span>(p<text:span text:style-name="T64">1</text:span>))</text:p>
      <text:p text:style-name="P38"/>
      <text:p text:style-name="P32"><text:span text:style-name="T62">Exercice </text:span>7</text:p>
      <text:p text:style-name="P41">Implémenter la méthode <text:span text:style-name="T9">produit_scalaire</text:span>, prenant en argument un point, <text:span text:style-name="T67">et retournant le produit scalaire du « point objet » (</text:span><text:span text:style-name="T8">self</text:span><text:span text:style-name="T67">) et du « point argument ».</text:span></text:p>
      <text:p text:style-name="P38">Rappel : pour deux points <text:span text:style-name="T69">de</text:span><text:span text:style-name="T69"><draw:frame draw:style-name="fr3" draw:name="Objet131" text:anchor-type="as-char" svg:y="-0.452cm" svg:width="0.647cm" svg:height="0.566cm" draw:z-index="93"><draw:object xlink:href="./Object 131" xlink:type="simple" xlink:show="embed" xlink:actuate="onLoad"/><draw:image xlink:href="./ObjectReplacements/Object 131" xlink:type="simple" xlink:show="embed" xlink:actuate="onLoad"/></draw:frame></text:span> : <draw:frame draw:style-name="fr3" draw:name="Objet126" text:anchor-type="as-char" svg:y="-0.377cm" svg:width="1.783cm" svg:height="0.487cm" draw:z-index="88"><draw:object xlink:href="./Object 126" xlink:type="simple" xlink:show="embed" xlink:actuate="onLoad"/><draw:image xlink:href="./ObjectReplacements/Object 126" xlink:type="simple" xlink:show="embed" xlink:actuate="onLoad"/></draw:frame>et<draw:frame draw:style-name="fr3" draw:name="Objet127" text:anchor-type="as-char" svg:y="-0.377cm" svg:width="2.36cm" svg:height="0.487cm" draw:z-index="89"><draw:object xlink:href="./Object 127" xlink:type="simple" xlink:show="embed" xlink:actuate="onLoad"/><draw:image xlink:href="./ObjectReplacements/Object 127" xlink:type="simple" xlink:show="embed" xlink:actuate="onLoad"/></draw:frame>, le produit scalaire de<draw:frame draw:style-name="fr3" draw:name="Objet128" text:anchor-type="as-char" svg:y="-0.377cm" svg:width="0.466cm" svg:height="0.467cm" draw:z-index="90"><draw:object xlink:href="./Object 128" xlink:type="simple" xlink:show="embed" xlink:actuate="onLoad"/><draw:image xlink:href="./ObjectReplacements/Object 128" xlink:type="simple" xlink:show="embed" xlink:actuate="onLoad"/></draw:frame>et<draw:frame draw:style-name="fr3" draw:name="Objet129" text:anchor-type="as-char" svg:y="-0.377cm" svg:width="0.658cm" svg:height="0.467cm" draw:z-index="91"><draw:object xlink:href="./Object 129" xlink:type="simple" xlink:show="embed" xlink:actuate="onLoad"/><draw:image xlink:href="./ObjectReplacements/Object 129" xlink:type="simple" xlink:show="embed" xlink:actuate="onLoad"/></draw:frame>est <text:span text:style-name="T69">défini par</text:span> :</text:p>
      <text:p text:style-name="P39"><draw:frame draw:style-name="fr3" draw:name="Objet130" text:anchor-type="as-char" svg:y="-0.377cm" svg:width="3.455cm" svg:height="0.467cm" draw:z-index="9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44">Tester les commandes :</text:p>
      <text:p text:style-name="P72">print(p1.produit_scalaire(p2))</text:p>
      <text:p text:style-name="P44">et</text:p>
      <text:p text:style-name="P72">print(p<text:span text:style-name="T68">2</text:span>.produit_scalaire(p<text:span text:style-name="T65">1</text:span>))</text:p>
      <text:p text:style-name="P38"/>
      <text:p text:style-name="P32"><text:span text:style-name="T62">Exercice </text:span>8</text:p>
      <text:p text:style-name="P42">Implémenter la méthode <text:span text:style-name="T10">distance</text:span>, prenant en argument un point, <text:span text:style-name="T67">et retournant la distance euclidienne du « point objet » (</text:span><text:span text:style-name="T8">self</text:span><text:span text:style-name="T67">) et du « point argument ».</text:span></text:p>
      <text:p text:style-name="P42">Rappel : pour deux points <text:span text:style-name="T69">de</text:span><text:span text:style-name="T69"><draw:frame draw:style-name="fr3" draw:name="Objet132" text:anchor-type="as-char" svg:y="-0.452cm" svg:width="0.647cm" svg:height="0.566cm" draw:z-index="94"><draw:object xlink:href="./Object 132" xlink:type="simple" xlink:show="embed" xlink:actuate="onLoad"/><draw:image xlink:href="./ObjectReplacements/Object 132" xlink:type="simple" xlink:show="embed" xlink:actuate="onLoad"/><svg:desc>formule</svg:desc></draw:frame></text:span> : <draw:frame draw:style-name="fr3" draw:name="Objet133" text:anchor-type="as-char" svg:y="-0.377cm" svg:width="1.783cm" svg:height="0.487cm" draw:z-index="95"><draw:object xlink:href="./Object 133" xlink:type="simple" xlink:show="embed" xlink:actuate="onLoad"/><draw:image xlink:href="./ObjectReplacements/Object 133" xlink:type="simple" xlink:show="embed" xlink:actuate="onLoad"/><svg:desc>formule</svg:desc></draw:frame>et<draw:frame draw:style-name="fr3" draw:name="Objet134" text:anchor-type="as-char" svg:y="-0.377cm" svg:width="2.36cm" svg:height="0.487cm" draw:z-index="96"><draw:object xlink:href="./Object 134" xlink:type="simple" xlink:show="embed" xlink:actuate="onLoad"/><draw:image xlink:href="./ObjectReplacements/Object 134" xlink:type="simple" xlink:show="embed" xlink:actuate="onLoad"/><svg:desc>formule</svg:desc></draw:frame>, l<text:span text:style-name="T70">a distance euclidienne</text:span> de<draw:frame draw:style-name="fr3" draw:name="Objet135" text:anchor-type="as-char" svg:y="-0.377cm" svg:width="0.466cm" svg:height="0.467cm" draw:z-index="97"><draw:object xlink:href="./Object 135" xlink:type="simple" xlink:show="embed" xlink:actuate="onLoad"/><draw:image xlink:href="./ObjectReplacements/Object 135" xlink:type="simple" xlink:show="embed" xlink:actuate="onLoad"/><svg:desc>formule</svg:desc></draw:frame>et<draw:frame draw:style-name="fr3" draw:name="Objet136" text:anchor-type="as-char" svg:y="-0.377cm" svg:width="0.658cm" svg:height="0.467cm" draw:z-index="98"><draw:object xlink:href="./Object 136" xlink:type="simple" xlink:show="embed" xlink:actuate="onLoad"/><draw:image xlink:href="./ObjectReplacements/Object 136" xlink:type="simple" xlink:show="embed" xlink:actuate="onLoad"/><svg:desc>formule</svg:desc></draw:frame>est <text:span text:style-name="T69">définie par</text:span> :</text:p>
      <text:p text:style-name="P40"><draw:frame draw:style-name="fr3" draw:name="Objet137" text:anchor-type="as-char" svg:y="-0.48cm" svg:width="5.821cm" svg:height="0.589cm" draw:z-index="99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<text:p text:style-name="P45">Tester les commandes :</text:p>
      <text:p text:style-name="P73">print(p1.distance(p2))</text:p>
      <text:p text:style-name="P45">et</text:p>
      <text:p text:style-name="P73"><text:span text:style-name="T63">print(p2.distance(p</text:span><text:span text:style-name="T64">1</text:span><text:span text:style-name="T63">)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imes New Roman2" svg:font-family="'Times New Roman'"/>
    <style:font-face style:name="Times New Roman1" svg:font-family="'Times New Roman', serif"/>
    <style:font-face style:name="Lucida Sans1" svg:font-family="'Lucida Sans'" style:font-family-generic="swiss"/>
    <style:font-face style:name="Consolas2" svg:font-family="Consolas" style:font-family-generic="modern" style:font-pitch="fixed"/>
    <style:font-face style:name="Consolas1" svg:font-family="Consolas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nsolas3" svg:font-family="Consolas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_5f_ensTP_5f__5f_Titre" style:display-name="_ensTP__Titre" style:family="paragraph" style:parent-style-name="Heading">
      <style:paragraph-properties fo:margin-top="0cm" fo:margin-bottom="0.21cm" loext:contextual-spacing="false"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Numbering_20_123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>
      <style:paragraph-properties fo:margin-left="0.4cm" fo:margin-right="0cm" fo:text-indent="0cm" style:auto-text-indent="false"/>
      <style:text-properties style:font-name="Consolas1" fo:font-family="Consolas" style:font-style-name="Normal" style:font-family-generic="modern" style:font-pitch="fixed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1" style:list-style-name="" style:class="text" style:master-page-name="">
      <style:paragraph-properties fo:margin-top="0.499cm" fo:margin-bottom="0.21cm" loext:contextual-spacing="false" fo:text-align="start" style:justify-single-word="false" style:page-number="auto"/>
      <style:text-properties fo:font-size="14pt" fo:font-weight="bold" style:font-size-asian="101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Courier New1" style:font-family-asian="'Courier New'" style:font-family-generic-asian="system" style:font-pitch-asian="variable" style:font-size-asian="10pt" style:language-asian="fr" style:country-asian="F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itre2" style:family="paragraph" style:parent-style-name="Heading_20_1" style:default-outline-level="1" style:list-style-name="">
      <style:paragraph-properties fo:margin-left="0cm" fo:margin-right="0cm" fo:margin-top="0.423cm" fo:margin-bottom="0.106cm" loext:contextual-spacing="false" fo:text-indent="0.6cm" style:auto-text-indent="false" fo:keep-with-next="always"/>
      <style:text-properties style:font-name="Arial" fo:font-family="Arial" style:font-family-generic="swiss" style:font-pitch="variable" fo:font-size="11pt" fo:font-weight="bold" style:letter-kerning="true" style:font-size-asian="11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able_20_Grid" style:display-name="Table Grid" style:family="paragraph" style:parent-style-name="DocumentMap" style:default-outline-level="">
      <style:paragraph-properties fo:margin-left="0cm" fo:margin-right="0cm" fo:text-indent="0cm" style:auto-text-indent="false"/>
      <style:text-properties fo:font-size="10pt" style:font-size-asian="10pt" style:language-asian="fr" style:country-asian="FR" style:font-name-complex="Times New Roman3" style:font-family-complex="'Times New Roman'" style:font-family-generic-complex="system" style:font-pitch-complex="variabl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Pied_20_de_20_page_20_Car" style:display-name="Pied de pag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name-complex="Times New Roman3" style:font-family-complex="'Times New Roman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="Consolas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="Consolas" fo:font-family="Consolas" style:font-family-generic="roman" style:font-pitch="variable"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asian="Times" style:font-family-asian="Times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60817" officeooo:paragraph-rsid="001608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23:56:36.197000000</meta:creation-date>
    <meta:editing-duration>PT12H17M11S</meta:editing-duration>
    <meta:editing-cycles>113</meta:editing-cycles>
    <meta:generator>LibreOffice/6.3.2.2$Windows_X86_64 LibreOffice_project/98b30e735bda24bc04ab42594c85f7fd8be07b9c</meta:generator>
    <dc:title>_ensTP</dc:title>
    <dc:date>2019-11-30T21:38:26.714000000</dc:date>
    <meta:document-statistic meta:table-count="3" meta:image-count="6" meta:object-count="94" meta:page-count="19" meta:paragraph-count="336" meta:word-count="2601" meta:character-count="15604" meta:non-whitespace-character-count="13119"/>
    <meta:template xlink:type="simple" xlink:actuate="onRequest" xlink:title="_ensTP" xlink:href="../../../../../../../AppData/Roaming/LibreOffice/4/user/template/_ensTP.ott" meta:date="2019-10-01T00:32:33.771000000"/>
  </office:meta>
</office:document-meta>
</file>

<file path=Object 1/content.xml><?xml version="1.0" encoding="utf-8"?>
<math xmlns="http://www.w3.org/1998/Math/MathML" display="block">
  <semantics>
    <mrow>
      <mi>sin</mi>
      <mrow>
        <mi>π</mi>
        <mo stretchy="false">−</mo>
        <mi>cos</mi>
      </mrow>
      <mi>π</mi>
    </mrow>
    <annotation encoding="StarMath 5.0">sin %pi - cos %pi</annotation>
  </semantics>
</math>
</file>

<file path=Object 10/content.xml><?xml version="1.0" encoding="utf-8"?>
<math xmlns="http://www.w3.org/1998/Math/MathML" display="block">
  <semantics>
    <mrow>
      <mn>2</mn>
      <mrow>
        <msqrt>
          <mn>2</mn>
        </msqrt>
        <mo stretchy="false">+</mo>
        <mn>2</mn>
      </mrow>
    </mrow>
    <annotation encoding="StarMath 5.0">2 sqrt{2}+2</annotation>
  </semantics>
</math>
</file>

<file path=Object 11/content.xml><?xml version="1.0" encoding="utf-8"?>
<math xmlns="http://www.w3.org/1998/Math/MathML" display="block">
  <semantics>
    <mrow>
      <mn>2</mn>
      <msqrt>
        <mrow>
          <mn>2</mn>
          <mo stretchy="false">+</mo>
          <mn>2</mn>
        </mrow>
      </msqrt>
    </mrow>
    <annotation encoding="StarMath 5.0">2 sqrt{2+2}</annotation>
  </semantics>
</math>
</file>

<file path=Object 113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o stretchy="false">→</mo>
            <mn>42375.89</mn>
          </mrow>
        </mtd>
      </mtr>
      <mtr>
        <mtd>
          <mrow>
            <mi>D</mi>
            <mi>'</mi>
            <mi mathvariant="italic">autre</mi>
            <mi mathvariant="italic">part</mi>
            <mi>,</mi>
            <mspace width="2em"/>
            <mi mathvariant="italic">pour</mi>
            <mi mathvariant="italic">un</mi>
            <mi mathvariant="italic">pourcentage</mi>
            <mrow>
              <mi>X</mi>
              <mo stretchy="false">≠</mo>
              <mn>0</mn>
            </mrow>
            <mi>,</mi>
          </mrow>
        </mtd>
      </mtr>
      <mtr>
        <mtd>
          <mrow>
            <mi>X</mi>
            <mo stretchy="false">→</mo>
            <mi mathvariant="italic">NbTelespectateur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text>%</mtext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row>
              <mfrac>
                <mn>1</mn>
                <mn>100</mn>
              </mfrac>
              <mo stretchy="false">×</mo>
              <mi mathvariant="italic">NbTelespectateurs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×</mo>
                <mn>42375.89</mn>
              </mrow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NbTelespectateur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00</mn>
                <mo stretchy="false">×</mo>
                <mi>X</mi>
                <mo stretchy="false">×</mo>
                <mn>42375.89</mn>
              </mrow>
            </mrow>
          </mrow>
        </mtd>
      </mtr>
    </mtable>
    <annotation encoding="StarMath 5.0">D'une part, newline
1% -&gt; 42375.89 newline
D'autre part, ~pour un pourcentage X&lt;&gt;0, newline
X -&gt; NbTelespectateurs(X) newline
D'où, newline
1% times NbTelespectateurs(X) = X times 42375.89  newline
 {1} over {100} times NbTelespectateurs(X) = X times 42375.89 newline
Soit, newline
NbTelespectateurs(X) = 100 times X times 42375.89</annotation>
  </semantics>
</math>
</file>

<file path=Object 114/content.xml><?xml version="1.0" encoding="utf-8"?>
<math xmlns="http://www.w3.org/1998/Math/MathML" display="block">
  <semantics>
    <mrow>
      <mo fence="true" stretchy="false">⟨</mo>
      <mrow>
        <mrow>
          <mspace width="4em"/>
          <msub>
            <mi mathvariant="italic">PartDeMarché</mi>
            <mrow>
              <mi mathvariant="italic">TF</mi>
              <mn>1</mn>
            </mrow>
          </msub>
          <mi>,</mi>
          <mspace width="4em"/>
          <msub>
            <mi mathvariant="italic">PartDeMarché</mi>
            <mrow>
              <mi mathvariant="italic">France</mi>
              <mn>2</mn>
            </mrow>
          </msub>
          <mi>,</mi>
          <mspace width="4em"/>
          <msub>
            <mi mathvariant="italic">PartDeMarché</mi>
            <mrow>
              <mi mathvariant="italic">France</mi>
              <mn>3</mn>
            </mrow>
          </msub>
          <mspace width="4em"/>
        </mrow>
      </mrow>
      <mo fence="true" stretchy="false">⟩</mo>
    </mrow>
    <annotation encoding="StarMath 5.0">langle ~~
PartDeMarché_{TF1},~~   	PartDeMarché_{France 2},~~ 	PartDeMarché_{France 3}  
~~ rangle </annotation>
  </semantics>
</math>
</file>

<file path=Object 115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i mathvariant="italic">téléspectateur</mi>
            <mo stretchy="false">→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  <mtext>%</mtext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Y</mi>
            <mi mathvariant="italic">téléspectateur</mi>
            <mrow>
              <mo fence="true" stretchy="false">(</mo>
              <mrow>
                <mi>s</mi>
              </mrow>
              <mo fence="true" stretchy="false">)</mo>
            </mrow>
            <mo stretchy="false">→</mo>
            <mi mathvariant="italic">PartDeMarché</mi>
            <mrow>
              <mo fence="true" stretchy="false">(</mo>
              <mrow>
                <mi>Y</mi>
              </mrow>
              <mo fence="true" stretchy="false">)</mo>
            </mrow>
            <mtext>%</mtext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row>
              <mn>1</mn>
              <mo stretchy="false">×</mo>
              <mi mathvariant="italic">PartDeMarché</mi>
            </mrow>
            <mrow>
              <mo fence="true" stretchy="false">(</mo>
              <mrow>
                <mi>Y</mi>
              </mrow>
              <mo fence="true" stretchy="false">)</mo>
            </mrow>
            <mrow>
              <mtext>%</mtext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text>%</mtext>
          </mrow>
        </mtd>
      </mtr>
      <mtr>
        <mtd>
          <mrow>
            <mi mathvariant="italic">Soit</mi>
            <mi>,</mi>
          </mrow>
        </mtd>
      </mtr>
      <mtr>
        <mtd>
          <mrow>
            <mi mathvariant="italic">PartDeMarché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Y</mi>
                <mo stretchy="false">×</mo>
                <mn>7.02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</mrow>
        </mtd>
      </mtr>
    </mtable>
    <annotation encoding="StarMath 5.0">D'une part, newline
1 téléspectateur -&gt; 7.02  times 10^{ -6 } % newline
D'autre part, newline
Y téléspectateur(s) -&gt; PartDeMarché( Y ) % newline
D'où, newline
1 times PartDeMarché( Y ) % = Y times 7.02  times 10^{ -6 } % newline
Soit, newline
PartDeMarché( Y ) = Y times 7.02  times 10^{ -6 } 
</annotation>
  </semantics>
</math>
</file>

<file path=Object 116/content.xml><?xml version="1.0" encoding="utf-8"?>
<math xmlns="http://www.w3.org/1998/Math/MathML" display="block">
  <semantics>
    <mrow>
      <mi mathvariant="italic">PartDeMarché</mi>
      <mrow>
        <mo fence="true" stretchy="false">(</mo>
        <mrow>
          <mi>Y</mi>
        </mrow>
        <mo fence="true" stretchy="false">)</mo>
      </mrow>
    </mrow>
    <annotation encoding="StarMath 5.0"> PartDeMarché( Y )</annotation>
  </semantics>
</math>
</file>

<file path=Object 117/content.xml><?xml version="1.0" encoding="utf-8"?>
<math xmlns="http://www.w3.org/1998/Math/MathML" display="block">
  <semantics>
    <mtable>
      <mtr>
        <mtd>
          <mrow>
            <mi>D</mi>
            <mi>'</mi>
            <mi mathvariant="italic">une</mi>
            <mi mathvariant="italic">part</mi>
            <mi>,</mi>
          </mrow>
        </mtd>
      </mtr>
      <mtr>
        <mtd>
          <mrow>
            <mn>1</mn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42375.89</mn>
            <mi mathvariant="italic">téléspectateurs</mi>
          </mrow>
        </mtd>
      </mtr>
      <mtr>
        <mtd>
          <mrow>
            <mi>D</mi>
            <mi>'</mi>
            <mi mathvariant="italic">autre</mi>
            <mi mathvariant="italic">part</mi>
            <mi>,</mi>
          </mrow>
        </mtd>
      </mtr>
      <mtr>
        <mtd>
          <mrow>
            <mi>x</mi>
            <mtext>%</mtext>
            <mspace width="2em"/>
            <mi mathvariant="italic">de</mi>
            <mi mathvariant="italic">part</mi>
            <mi mathvariant="italic">de</mi>
            <mi mathvariant="italic">marché</mi>
            <mo stretchy="false">→</mo>
            <mn>1</mn>
            <mi mathvariant="italic">téléspectateur</mi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row>
              <mrow>
                <mtext>%</mtext>
                <mo stretchy="false">×</mo>
                <mn>1</mn>
              </mrow>
              <mo stretchy="false">=</mo>
              <mi>x</mi>
            </mrow>
            <mrow>
              <mtext>%</mtext>
              <mo stretchy="false">×</mo>
              <mn>142375.89</mn>
            </mrow>
          </mrow>
        </mtd>
      </mtr>
      <mtr>
        <mtd>
          <mrow>
            <mi>D</mi>
            <mi>'</mi>
            <mi mathvariant="italic">où</mi>
            <mi>,</mi>
          </mrow>
        </mtd>
      </mtr>
      <mtr>
        <mtd>
          <mrow>
            <mn>1</mn>
            <mo stretchy="false">=</mo>
            <mrow>
              <mi>x</mi>
              <mo stretchy="false">×</mo>
              <mn>142375.89</mn>
            </mrow>
          </mrow>
        </mtd>
      </mtr>
      <mtr>
        <mtd>
          <mrow>
            <mi mathvariant="italic">Soit</mi>
            <mi>,</mi>
          </mrow>
        </mtd>
      </mtr>
      <mtr>
        <mtd>
          <mrow>
            <mi>x</mi>
            <mo stretchy="false">=</mo>
            <mfrac>
              <mn>1</mn>
              <mn>142375.89</mn>
            </mfrac>
            <mo stretchy="false">≈</mo>
            <mrow>
              <mn>7.02</mn>
              <mo stretchy="false">×</mo>
              <msup>
                <mn>10</mn>
                <mrow>
                  <mo stretchy="false">−</mo>
                  <mn>6</mn>
                </mrow>
              </msup>
            </mrow>
          </mrow>
        </mtd>
      </mtr>
    </mtable>
    <annotation encoding="StarMath 5.0">D'une part, newline
1% ~de part de marché -&gt; 142375.89 téléspectateurs newline
D'autre part, newline
x% ~de part de marché -&gt; 1 téléspectateur newline
D'où, newline
1% times 1 = x% times 142375.89 newline
D'où, newline
1 = x times 142375.89 newline
Soit, newline
x = { 1 } over { 142375.89 } approx 7.02  times 10^{ -6 }</annotation>
  </semantics>
</math>
</file>

<file path=Object 118/content.xml><?xml version="1.0" encoding="utf-8"?>
<math xmlns="http://www.w3.org/1998/Math/MathML" display="block">
  <semantics>
    <mi>A</mi>
    <annotation encoding="StarMath 5.0">A</annotation>
  </semantics>
</math>
</file>

<file path=Object 119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12/content.xml><?xml version="1.0" encoding="utf-8"?>
<math xmlns="http://www.w3.org/1998/Math/MathML" display="block">
  <semantics>
    <mrow>
      <mfrac>
        <mrow>
          <msup>
            <mn>3</mn>
            <mn>3</mn>
          </msup>
          <mo stretchy="false">+</mo>
          <msup>
            <mn>3</mn>
            <mn>5</mn>
          </msup>
        </mrow>
        <mn>2</mn>
      </mfrac>
      <mo stretchy="false">+</mo>
      <msqrt>
        <mn>3</mn>
      </msqrt>
    </mrow>
    <annotation encoding="StarMath 5.0">{3^3 + 3^5} over {2} + sqrt{3}</annotation>
  </semantics>
</math>
</file>

<file path=Object 120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sup>
        <mi>z</mi>
        <mn>2</mn>
      </msup>
    </mrow>
    <annotation encoding="StarMath 5.0">x^2+y^2=z^2</annotation>
  </semantics>
</math>
</file>

<file path=Object 121/content.xml><?xml version="1.0" encoding="utf-8"?>
<math xmlns="http://www.w3.org/1998/Math/MathML" display="block">
  <semantics>
    <mrow>
      <mi>p</mi>
      <mrow>
        <mn>1</mn>
        <mo stretchy="false">=</mo>
        <mrow>
          <mo fence="true" stretchy="false">(</mo>
          <mrow>
            <mrow>
              <mn>3</mn>
              <mi>,</mi>
              <mn>4</mn>
            </mrow>
          </mrow>
          <mo fence="true" stretchy="false">)</mo>
        </mrow>
      </mrow>
    </mrow>
    <annotation encoding="StarMath 5.0">p1 = (3, 4)</annotation>
  </semantics>
</math>
</file>

<file path=Object 122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3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4/content.xml><?xml version="1.0" encoding="utf-8"?>
<math xmlns="http://www.w3.org/1998/Math/MathML" display="block">
  <semantics>
    <mrow>
      <mi>p</mi>
      <mn>1</mn>
    </mrow>
    <annotation encoding="StarMath 5.0">p1</annotation>
  </semantics>
</math>
</file>

<file path=Object 125/content.xml><?xml version="1.0" encoding="utf-8"?>
<math xmlns="http://www.w3.org/1998/Math/MathML" display="block">
  <semantics>
    <mrow>
      <mi>p</mi>
      <mn>2</mn>
    </mrow>
    <annotation encoding="StarMath 5.0">p2</annotation>
  </semantics>
</math>
</file>

<file path=Object 126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27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28/content.xml><?xml version="1.0" encoding="utf-8"?>
<math xmlns="http://www.w3.org/1998/Math/MathML" display="block">
  <semantics>
    <mi>p</mi>
    <annotation encoding="StarMath 5.0">p</annotation>
  </semantics>
</math>
</file>

<file path=Object 129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+</mo>
              <msqrt>
                <mrow>
                  <mi>y</mi>
                  <mo stretchy="false">+</mo>
                  <mn>2</mn>
                </mrow>
              </msqrt>
              <mo stretchy="false">+</mo>
              <mi>cos</mi>
            </mrow>
            <mi>z</mi>
          </mrow>
          <mn>3</mn>
        </mfrac>
      </mrow>
    </mrow>
    <annotation encoding="StarMath 5.0">f(x,y,z) = {x^2+sqrt{y+2}+ cos z} over {3}</annotation>
  </semantics>
</math>
</file>

<file path=Object 130/content.xml><?xml version="1.0" encoding="utf-8"?>
<math xmlns="http://www.w3.org/1998/Math/MathML" display="block">
  <semantics>
    <mrow>
      <mi>p</mi>
      <mn>.</mn>
      <mi>p</mi>
      <mrow>
        <mi>’</mi>
        <mo stretchy="false">=</mo>
        <mi>x</mi>
      </mrow>
      <mn>.</mn>
      <mi>x</mi>
      <mrow>
        <mi>’</mi>
        <mo stretchy="false">+</mo>
        <mi>y</mi>
      </mrow>
      <mn>.</mn>
      <mi>y</mi>
      <mi>’</mi>
    </mrow>
    <annotation encoding="StarMath 5.0">p.p’ = x.x’ + y.y’</annotation>
  </semantics>
</math>
</file>

<file path=Object 131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2/content.xml><?xml version="1.0" encoding="utf-8"?>
<math xmlns="http://www.w3.org/1998/Math/MathML" display="block">
  <semantics>
    <msup>
      <mi mathvariant="normal">ℝ</mi>
      <mn>2</mn>
    </msup>
    <annotation encoding="StarMath 5.0">setR^2</annotation>
  </semantics>
</math>
</file>

<file path=Object 133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p=(x, y)</annotation>
  </semantics>
</math>
</file>

<file path=Object 134/content.xml><?xml version="1.0" encoding="utf-8"?>
<math xmlns="http://www.w3.org/1998/Math/MathML" display="block">
  <semantics>
    <mrow>
      <mi>p</mi>
      <mrow>
        <mi>’</mi>
        <mo stretchy="false">=</mo>
        <mrow>
          <mo fence="true" stretchy="false">(</mo>
          <mrow>
            <mrow>
              <mi>x</mi>
              <mi>’</mi>
              <mi>,</mi>
              <mi>y</mi>
              <mi>’</mi>
            </mrow>
          </mrow>
          <mo fence="true" stretchy="false">)</mo>
        </mrow>
      </mrow>
    </mrow>
    <annotation encoding="StarMath 5.0">p’=(x’, y’)</annotation>
  </semantics>
</math>
</file>

<file path=Object 135/content.xml><?xml version="1.0" encoding="utf-8"?>
<math xmlns="http://www.w3.org/1998/Math/MathML" display="block">
  <semantics>
    <mi>p</mi>
    <annotation encoding="StarMath 5.0">p</annotation>
  </semantics>
</math>
</file>

<file path=Object 136/content.xml><?xml version="1.0" encoding="utf-8"?>
<math xmlns="http://www.w3.org/1998/Math/MathML" display="block">
  <semantics>
    <mrow>
      <mi>p</mi>
      <mi>’</mi>
    </mrow>
    <annotation encoding="StarMath 5.0">p’</annotation>
  </semantics>
</math>
</file>

<file path=Object 137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p</mi>
              <mi>,</mi>
              <mi>p</mi>
              <mi>'</mi>
            </mrow>
          </mrow>
          <mo fence="true" stretchy="false">)</mo>
        </mrow>
        <mo stretchy="false">=</mo>
        <msqrt>
          <mrow>
            <msup>
              <mrow>
                <mo fence="true" stretchy="false">(</mo>
                <mrow>
                  <mrow>
                    <mrow>
                      <mi>x</mi>
                      <mo stretchy="false">−</mo>
                      <mi>x</mi>
                    </mrow>
                    <mi>’</mi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row>
                      <mi>y</mi>
                      <mo stretchy="false">−</mo>
                      <mi>y</mi>
                    </mrow>
                    <mi>’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dist(p, p') = sqrt{ (x-x’)^2 + (y-y’)^2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row>
                <mi>,</mi>
                <mo stretchy="false">−</mo>
                <mn>2</mn>
              </mrow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2,-2, %pi)=1</annotation>
  </semantics>
</math>
</file>

<file path=Object 15/content.xml><?xml version="1.0" encoding="utf-8"?>
<math xmlns="http://www.w3.org/1998/Math/MathML" display="block">
  <semantics>
    <mrow>
      <mn>2</mn>
      <mi>ln</mi>
      <mrow>
        <mn>2</mn>
        <mo stretchy="false">+</mo>
        <mn>3</mn>
      </mrow>
    </mrow>
    <annotation encoding="StarMath 5.0">2 ln 2 + 3</annotation>
  </semantics>
</math>
</file>

<file path=Object 16/content.xml><?xml version="1.0" encoding="utf-8"?>
<math xmlns="http://www.w3.org/1998/Math/MathML" display="block">
  <semantics>
    <mrow>
      <mn>2</mn>
      <mi>log</mi>
      <mrow>
        <mn>2</mn>
        <mo stretchy="false">+</mo>
        <mn>3</mn>
      </mrow>
    </mrow>
    <annotation encoding="StarMath 5.0">2 log 2 +3</annotation>
  </semantics>
</math>
</file>

<file path=Object 17/content.xml><?xml version="1.0" encoding="utf-8"?>
<math xmlns="http://www.w3.org/1998/Math/MathML" display="block">
  <semantics>
    <mrow>
      <mn>2</mn>
      <msub>
        <mi>log</mi>
        <mn>2</mn>
      </msub>
      <mrow>
        <mn>2</mn>
        <mo stretchy="false">+</mo>
        <mn>3</mn>
      </mrow>
    </mrow>
    <annotation encoding="StarMath 5.0">2 log_2 2 + 3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2</mn>
            <mi>log</mi>
            <mrow>
              <mi>x</mi>
              <mo stretchy="false">+</mo>
              <mn>3</mn>
            </mrow>
          </mrow>
          <mn>5</mn>
        </mfrac>
      </mrow>
    </mrow>
    <annotation encoding="StarMath 5.0">f(x) = {2 log x + 3} over {5}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n>10</mn>
          </mrow>
          <mo fence="true" stretchy="false">)</mo>
        </mrow>
        <mo stretchy="false">=</mo>
        <mn>1</mn>
      </mrow>
    </mrow>
    <annotation encoding="StarMath 5.0">f(10) = 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  <mo stretchy="false">−</mo>
        <mi>cos</mi>
      </mrow>
      <mrow>
        <mo fence="true" stretchy="false">(</mo>
        <mrow>
          <mrow>
            <mi>π</mi>
            <mo stretchy="false">/</mo>
            <mn>2</mn>
          </mrow>
        </mrow>
        <mo fence="true" stretchy="false">)</mo>
      </mrow>
    </mrow>
    <annotation encoding="StarMath 5.0">sin ( %pi/2) - cos ( %pi/2)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n>5</mn>
              <mi>log</mi>
              <mi>x</mi>
            </mrow>
            <mn>5</mn>
          </mfrac>
          <mo stretchy="false">+</mo>
          <mi>y</mi>
        </mrow>
      </mrow>
    </mrow>
    <annotation encoding="StarMath 5.0">g(x,y) = {5 log x} over {5} + y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7</mn>
            </mrow>
          </mrow>
          <mo fence="true" stretchy="false">)</mo>
        </mrow>
        <mo stretchy="false">=</mo>
        <mn>8</mn>
      </mrow>
    </mrow>
    <annotation encoding="StarMath 5.0">g(10,7) = 8</annotation>
  </semantics>
</math>
</file>

<file path=Object 2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n>,8</mn>
            </mrow>
          </mrow>
          <mo fence="true" stretchy="false">)</mo>
        </mrow>
        <mo stretchy="false">=</mo>
        <mn>9</mn>
      </mrow>
    </mrow>
    <annotation encoding="StarMath 5.0">g(10,8) = 9</annotation>
  </semantics>
</math>
</file>

<file path=Object 2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n>10</mn>
              <mi>,</mi>
              <mn>501</mn>
            </mrow>
          </mrow>
          <mo fence="true" stretchy="false">)</mo>
        </mrow>
        <mo stretchy="false">=</mo>
        <mn>502</mn>
      </mrow>
    </mrow>
    <annotation encoding="StarMath 5.0">g(10, 501) = 502</annotation>
  </semantics>
</math>
</file>

<file path=Object 24/content.xml><?xml version="1.0" encoding="utf-8"?>
<math xmlns="http://www.w3.org/1998/Math/MathML" display="block">
  <semantics>
    <msup>
      <mi>e</mi>
      <mn>3</mn>
    </msup>
    <annotation encoding="StarMath 5.0">e^3</annotation>
  </semantics>
</math>
</file>

<file path=Object 25/content.xml><?xml version="1.0" encoding="utf-8"?>
<math xmlns="http://www.w3.org/1998/Math/MathML" display="block">
  <semantics>
    <msup>
      <mi>e</mi>
      <mfrac>
        <mn>3</mn>
        <mn>2</mn>
      </mfrac>
    </msup>
    <annotation encoding="StarMath 5.0">e^{{3} over {2}}</annotation>
  </semantics>
</math>
</file>

<file path=Object 26/content.xml><?xml version="1.0" encoding="utf-8"?>
<math xmlns="http://www.w3.org/1998/Math/MathML" display="block">
  <semantics>
    <msup>
      <mi>e</mi>
      <mrow>
        <mi>ln</mi>
        <mn>301</mn>
      </mrow>
    </msup>
    <annotation encoding="StarMath 5.0">e^{ln 301}</annotation>
  </semantics>
</math>
</file>

<file path=Object 27/content.xml><?xml version="1.0" encoding="utf-8"?>
<math xmlns="http://www.w3.org/1998/Math/MathML" display="block">
  <semantics>
    <msup>
      <mn>10</mn>
      <mrow>
        <mi>log</mi>
        <mn>501</mn>
      </mrow>
    </msup>
    <annotation encoding="StarMath 5.0">10^{log 501}</annotation>
  </semantics>
</math>
</file>

<file path=Object 28/content.xml><?xml version="1.0" encoding="utf-8"?>
<math xmlns="http://www.w3.org/1998/Math/MathML" display="block">
  <semantics>
    <mrow>
      <msup>
        <mi>e</mi>
        <mrow>
          <mi>ln</mi>
          <mn>301</mn>
        </mrow>
      </msup>
      <mo stretchy="false">=</mo>
      <mn>301</mn>
    </mrow>
    <annotation encoding="StarMath 5.0">e^{ln 301} = 301</annotation>
  </semantics>
</math>
</file>

<file path=Object 29/content.xml><?xml version="1.0" encoding="utf-8"?>
<math xmlns="http://www.w3.org/1998/Math/MathML" display="block">
  <semantics>
    <mrow>
      <msup>
        <mn>10</mn>
        <mrow>
          <mi>log</mi>
          <mn>501</mn>
        </mrow>
      </msup>
      <mo stretchy="false">=</mo>
      <mn>501</mn>
    </mrow>
    <annotation encoding="StarMath 5.0">10^{log 501}=501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π</mi>
        </mrow>
        <mo fence="true" stretchy="false">)</mo>
      </mrow>
    </mrow>
    <annotation encoding="StarMath 5.0">cos ( %pi ) </annotation>
  </semantics>
</math>
</file>

<file path=Object 30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y=3  ln {x+2} over {5}</annotation>
  </semantics>
</math>
</file>

<file path=Object 31/content.xml><?xml version="1.0" encoding="utf-8"?>
<math xmlns="http://www.w3.org/1998/Math/MathML" display="block">
  <semantics>
    <mrow>
      <mi>x</mi>
      <mo stretchy="false">&gt;</mo>
      <mrow>
        <mo stretchy="false">−</mo>
        <mn>2</mn>
      </mrow>
    </mrow>
    <annotation encoding="StarMath 5.0">x&gt;-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n>3</mn>
      </mrow>
      <mi>ln</mi>
      <mfrac>
        <mrow>
          <mi>x</mi>
          <mo stretchy="false">+</mo>
          <mn>2</mn>
        </mrow>
        <mn>5</mn>
      </mfrac>
      <mo stretchy="false">⇔</mo>
      <mrow>
        <mfrac>
          <mi>y</mi>
          <mn>3</mn>
        </mfrac>
        <mo stretchy="false">=</mo>
        <mi>ln</mi>
      </mrow>
      <mfrac>
        <mrow>
          <mi>x</mi>
          <mo stretchy="false">+</mo>
          <mn>2</mn>
        </mrow>
        <mn>5</mn>
      </mfrac>
      <mo stretchy="false">⇔</mo>
      <mrow>
        <msup>
          <mi>e</mi>
          <mfrac>
            <mi>y</mi>
            <mn>3</mn>
          </mfrac>
        </msup>
        <mo stretchy="false">=</mo>
        <msup>
          <mi>e</mi>
          <mrow>
            <mi>ln</mi>
            <mfrac>
              <mrow>
                <mi>x</mi>
                <mo stretchy="false">+</mo>
                <mn>2</mn>
              </mrow>
              <mn>5</mn>
            </mfrac>
          </mrow>
        </msup>
      </mrow>
      <mo stretchy="false">⇔</mo>
      <mrow>
        <msup>
          <mi>e</mi>
          <mfrac>
            <mi>y</mi>
            <mn>3</mn>
          </mfrac>
        </msup>
        <mo stretchy="false">=</mo>
        <mfrac>
          <mrow>
            <mi>x</mi>
            <mo stretchy="false">+</mo>
            <mn>2</mn>
          </mrow>
          <mn>5</mn>
        </mfrac>
      </mrow>
      <mo stretchy="false">⇔</mo>
      <mn>5.</mn>
      <mrow>
        <msup>
          <mi>e</mi>
          <mfrac>
            <mi>y</mi>
            <mn>3</mn>
          </mfrac>
        </msup>
        <mo stretchy="false">=</mo>
        <mrow>
          <mi>x</mi>
          <mo stretchy="false">+</mo>
          <mn>2</mn>
        </mrow>
      </mrow>
      <mo stretchy="false">⇔</mo>
      <mn>5.</mn>
      <mrow>
        <mrow>
          <msup>
            <mi>e</mi>
            <mfrac>
              <mi>y</mi>
              <mn>3</mn>
            </mfrac>
          </msup>
          <mo stretchy="false">−</mo>
          <mn>2</mn>
        </mrow>
        <mo stretchy="false">=</mo>
        <mi>x</mi>
      </mrow>
    </mrow>
    <annotation encoding="StarMath 5.0">y = 3 ln {x+2} over {5} dlrarrow {y} over {3} = ln {x+2} over {5}
dlrarrow e^{{y} over {3}} = e^{ ln {x+2} over {5}}
dlrarrow e^{{y} over {3}} = {x+2} over {5}
dlrarrow 5.e^{{y} over {3}} = x+2
dlrarrow 5.e^{{y} over {3}} - 2 = x</annotation>
  </semantics>
</math>
</file>

<file path=Object 33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i>ln</mi>
      <mfrac>
        <mrow>
          <mi>x</mi>
          <mo stretchy="false">+</mo>
          <mn>2</mn>
        </mrow>
        <mn>5</mn>
      </mfrac>
    </mrow>
    <annotation encoding="StarMath 5.0">toto(x) = 3 ln {x+2} over {5}</annotation>
  </semantics>
</math>
</file>

<file path=Object 34/content.xml><?xml version="1.0" encoding="utf-8"?>
<math xmlns="http://www.w3.org/1998/Math/MathML" display="block">
  <semantics>
    <mrow>
      <mi mathvariant="italic">tata</mi>
      <mrow>
        <mrow>
          <mo fence="true" stretchy="false">(</mo>
          <mrow>
            <mi>y</mi>
          </mrow>
          <mo fence="true" stretchy="false">)</mo>
        </mrow>
        <mo stretchy="false">=</mo>
        <mn>5.</mn>
      </mrow>
      <mrow>
        <msup>
          <mi>e</mi>
          <mfrac>
            <mi>y</mi>
            <mn>3</mn>
          </mfrac>
        </msup>
        <mo stretchy="false">−</mo>
        <mn>2</mn>
      </mrow>
    </mrow>
    <annotation encoding="StarMath 5.0">tata(y) = 5.e^{{y} over {3}} - 2 </annotation>
  </semantics>
</math>
</file>

<file path=Object 35/content.xml><?xml version="1.0" encoding="utf-8"?>
<math xmlns="http://www.w3.org/1998/Math/MathML" display="block">
  <semantics>
    <mrow>
      <mi mathvariant="italic">toto</mi>
      <mrow>
        <mrow>
          <mo fence="true" stretchy="false">(</mo>
          <mrow>
            <mrow>
              <mi mathvariant="italic">tata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 mathvariant="italic">tata</mi>
      </mrow>
      <mrow>
        <mrow>
          <mo fence="true" stretchy="false">(</mo>
          <mrow>
            <mrow>
              <mi mathvariant="italic">toto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toto(tata(k)) = tata(toto(k)) = k</annotation>
  </semantics>
</math>
</file>

<file path=Object 36/content.xml><?xml version="1.0" encoding="utf-8"?>
<math xmlns="http://www.w3.org/1998/Math/MathML" display="block">
  <semantics>
    <mrow>
      <mrow>
        <mi>V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sup>
        <mrow>
          <mo fence="true" stretchy="false">(</mo>
          <mrow>
            <mrow>
              <mi mathvariant="italic">scores</mi>
              <mrow>
                <mrow>
                  <mo fence="true" stretchy="false">[</mo>
                  <mrow>
                    <mi>i</mi>
                  </mrow>
                  <mo fence="true" stretchy="false">]</mo>
                </mrow>
                <mo stretchy="false">−</mo>
                <mi>μ</mi>
              </mrow>
            </mrow>
          </mrow>
          <mo fence="true" stretchy="false">)</mo>
        </mrow>
        <mn>2</mn>
      </msup>
    </mrow>
    <annotation encoding="StarMath 5.0">V= {1} over {n} ∑_{i=0}^{n-1} (scores[i]-μ)^2</annotation>
  </semantics>
</math>
</file>

<file path=Object 37/content.xml><?xml version="1.0" encoding="utf-8"?>
<math xmlns="http://www.w3.org/1998/Math/MathML" display="block">
  <semantics>
    <mrow>
      <mn>7.02</mn>
      <mo stretchy="false">×</mo>
      <msup>
        <mn>10</mn>
        <mrow>
          <mo stretchy="false">−</mo>
          <mn>6</mn>
        </mrow>
      </msup>
    </mrow>
    <annotation encoding="StarMath 5.0">7.02 times {10}^{- 6}  
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frac>
          <mn>1</mn>
          <mi>n</mi>
        </mfrac>
      </mrow>
      <msubsup>
        <mi>∑</mi>
        <mrow>
          <mi>i</mi>
          <mo stretchy="false">=</mo>
          <mn>0</mn>
        </mrow>
        <mrow>
          <mi>n</mi>
          <mo stretchy="false">−</mo>
          <mn>1</mn>
        </mrow>
      </msubsup>
      <mi mathvariant="italic">scores</mi>
      <mrow>
        <mo fence="true" stretchy="false">[</mo>
        <mrow>
          <mi>i</mi>
        </mrow>
        <mo fence="true" stretchy="false">]</mo>
      </mrow>
    </mrow>
    <annotation encoding="StarMath 5.0">μ= {1} over {n} ∑_{i=0}^{n-1} scores[i]</annotation>
  </semantics>
</math>
</file>

<file path=Object 39/content.xml><?xml version="1.0" encoding="utf-8"?>
<math xmlns="http://www.w3.org/1998/Math/MathML" display="block">
  <semantics>
    <mrow>
      <mi mathvariant="italic">PartDeMarché</mi>
      <mrow>
        <mrow>
          <mo fence="true" stretchy="false">(</mo>
          <mrow>
            <mi>Y</mi>
          </mrow>
          <mo fence="true" stretchy="false">)</mo>
        </mrow>
        <mo stretchy="false">=</mo>
        <mrow>
          <mn>7.02</mn>
          <mo stretchy="false">×</mo>
          <msup>
            <mn>10</mn>
            <mrow>
              <mo stretchy="false">−</mo>
              <mn>6</mn>
            </mrow>
          </msup>
          <mo stretchy="false">×</mo>
          <mi>Y</mi>
        </mrow>
      </mrow>
    </mrow>
    <annotation encoding="StarMath 5.0">PartDeMarché(Y) = 7.02  times {10}^{- 6} times Y</annotation>
  </semantics>
</math>
</file>

<file path=Object 4/content.xml><?xml version="1.0" encoding="utf-8"?>
<math xmlns="http://www.w3.org/1998/Math/MathML" display="block">
  <semantics>
    <mrow>
      <mi>cos</mi>
      <mrow>
        <mo fence="true" stretchy="false">(</mo>
        <mrow>
          <mrow>
            <mrow>
              <mi>π</mi>
              <mo stretchy="false">+</mo>
              <mn>2</mn>
            </mrow>
            <mi>π</mi>
          </mrow>
        </mrow>
        <mo fence="true" stretchy="false">)</mo>
      </mrow>
    </mrow>
    <annotation encoding="StarMath 5.0">cos ( %pi+2 %pi) </annotation>
  </semantics>
</math>
</file>

<file path=Object 40/content.xml><?xml version="1.0" encoding="utf-8"?>
<math xmlns="http://www.w3.org/1998/Math/MathML" display="block">
  <semantics>
    <mrow>
      <mo fence="true" stretchy="false">(</mo>
      <mrow>
        <mrow>
          <mi>i</mi>
          <mi>,</mi>
          <mi>i</mi>
          <mi>,</mi>
          <mi>√</mi>
          <mrow>
            <mo fence="true" stretchy="false">(</mo>
            <mrow>
              <mrow>
                <mn>2.</mn>
                <mi>i</mi>
                <mn>²</mn>
              </mrow>
            </mrow>
            <mo fence="true" stretchy="false">)</mo>
          </mrow>
        </mrow>
      </mrow>
      <mo fence="true" stretchy="false">)</mo>
    </mrow>
    <annotation encoding="StarMath 5.0">(i,i,√(2.i²)  )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  <mi>,</mi>
          <mi>√</mi>
          <mrow>
            <mo fence="true" stretchy="false">(</mo>
            <mrow>
              <mrow>
                <mi>i</mi>
                <mrow>
                  <mn>²</mn>
                  <mo stretchy="false">+</mo>
                  <mi>j</mi>
                </mrow>
                <mn>²</mn>
              </mrow>
            </mrow>
            <mo fence="true" stretchy="false">)</mo>
          </mrow>
        </mrow>
      </mrow>
      <mo fence="true" stretchy="false">)</mo>
    </mrow>
    <annotation encoding="StarMath 5.0">(i,j,√(i²+j²)  )</annotation>
  </semantics>
</math>
</file>

<file path=Object 43/content.xml><?xml version="1.0" encoding="utf-8"?>
<math xmlns="http://www.w3.org/1998/Math/MathML" display="block">
  <semantics>
    <mrow>
      <mrow>
        <mi>A</mi>
        <mo stretchy="false">=</mo>
        <mfrac>
          <mn>1</mn>
          <mi>L</mi>
        </mfrac>
      </mrow>
      <mn>.10</mn>
      <mn>.</mn>
      <mi>log</mi>
      <mi>⁡</mi>
      <mfrac>
        <msub>
          <mi>P</mi>
          <mi>e</mi>
        </msub>
        <msub>
          <mi>P</mi>
          <mi>s</mi>
        </msub>
      </mfrac>
    </mrow>
    <annotation encoding="StarMath 5.0">A= {1} over {L}.10.log⁡ {P_e} over {P_s}</annotation>
  </semantics>
</math>
</file>

<file path=Object 44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5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49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5/content.xml><?xml version="1.0" encoding="utf-8"?>
<math xmlns="http://www.w3.org/1998/Math/MathML" display="block">
  <semantics>
    <mrow>
      <mi>cos</mi>
      <mn>5</mn>
    </mrow>
    <annotation encoding="StarMath 5.0">cos 5</annotation>
  </semantics>
</math>
</file>

<file path=Object 50/content.xml><?xml version="1.0" encoding="utf-8"?>
<math xmlns="http://www.w3.org/1998/Math/MathML" display="block">
  <semantics>
    <mrow>
      <mi>L</mi>
      <mo stretchy="false">=</mo>
      <mn>5</mn>
    </mrow>
    <annotation encoding="StarMath 5.0">L=5</annotation>
  </semantics>
</math>
</file>

<file path=Object 51/content.xml><?xml version="1.0" encoding="utf-8"?>
<math xmlns="http://www.w3.org/1998/Math/MathML" display="block">
  <semantics>
    <msub>
      <mi>P</mi>
      <mi>e</mi>
    </msub>
    <annotation encoding="StarMath 5.0">P_e</annotation>
  </semantics>
</math>
</file>

<file path=Object 5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53/content.xml><?xml version="1.0" encoding="utf-8"?>
<math xmlns="http://www.w3.org/1998/Math/MathML" display="block">
  <semantics>
    <mrow>
      <mi>x</mi>
      <mrow>
        <mn>²</mn>
        <mo stretchy="false">+</mo>
        <mi>y</mi>
      </mrow>
      <mrow>
        <mn>²</mn>
        <mo stretchy="false">=</mo>
        <mi>z</mi>
      </mrow>
      <mn>²</mn>
    </mrow>
    <annotation encoding="StarMath 5.0">x² + y² = z²</annotation>
  </semantics>
</math>
</file>

<file path=Object 54/content.xml><?xml version="1.0" encoding="utf-8"?>
<math xmlns="http://www.w3.org/1998/Math/MathML" display="block">
  <semantics>
    <mi>z</mi>
    <annotation encoding="StarMath 5.0">z</annotation>
  </semantics>
</math>
</file>

<file path=Object 55/content.xml><?xml version="1.0" encoding="utf-8"?>
<math xmlns="http://www.w3.org/1998/Math/MathML" display="block">
  <semantics>
    <mrow>
      <mrow>
        <mn>14</mn>
        <mo stretchy="false">=</mo>
        <mn>7</mn>
      </mrow>
      <mi>x</mi>
      <mn>2</mn>
    </mrow>
    <annotation encoding="StarMath 5.0">14 = 7x2</annotation>
  </semantics>
</math>
</file>

<file path=Object 56/content.xml><?xml version="1.0" encoding="utf-8"?>
<math xmlns="http://www.w3.org/1998/Math/MathML" display="block">
  <semantics>
    <mrow>
      <mrow>
        <mn>70</mn>
        <mo stretchy="false">=</mo>
        <mn>7</mn>
      </mrow>
      <mi>x</mi>
      <mn>5</mn>
      <mi>x</mi>
      <mn>2</mn>
    </mrow>
    <annotation encoding="StarMath 5.0">70 = 7x5x2</annotation>
  </semantics>
</math>
</file>

<file path=Object 57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14</mn>
              <mn>,70</mn>
            </mrow>
          </mrow>
          <mo fence="true" stretchy="false">)</mo>
        </mrow>
        <mo stretchy="false">=</mo>
        <mn>2</mn>
      </mrow>
      <mi>x</mi>
      <mrow>
        <mn>7</mn>
        <mo stretchy="false">=</mo>
        <mn>14</mn>
      </mrow>
    </mrow>
    <annotation encoding="StarMath 5.0">pgcd(14,70) = 2x7 = 14</annotation>
  </semantics>
</math>
</file>

<file path=Object 58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n>5</mn>
              <mn>,14</mn>
            </mrow>
          </mrow>
          <mo fence="true" stretchy="false">)</mo>
        </mrow>
        <mo stretchy="false">=</mo>
        <mn>1</mn>
      </mrow>
    </mrow>
    <annotation encoding="StarMath 5.0">pgcd(5,14) = 1</annotation>
  </semantics>
</math>
</file>

<file path=Object 59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i>cos</mi>
      <msqrt>
        <mn>5</mn>
      </msqrt>
    </mrow>
    <annotation encoding="StarMath 5.0">cos sqrt{5} 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i>z</mi>
    <annotation encoding="StarMath 5.0">z</annotation>
  </semantics>
</math>
</file>

<file path=Object 62/content.xml><?xml version="1.0" encoding="utf-8"?>
<math xmlns="http://www.w3.org/1998/Math/MathML" display="block">
  <semantics>
    <mrow>
      <mi mathvariant="italic">pgcd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</mrow>
    <annotation encoding="StarMath 5.0">pgcd(x,y,z)</annotation>
  </semantics>
</math>
</file>

<file path=Object 63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 mathvariant="italic">pgcd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>,</mi>
            <mi>z</mi>
          </mrow>
        </mrow>
        <mo fence="true" stretchy="false">)</mo>
      </mrow>
    </mrow>
    <annotation encoding="StarMath 5.0">pgcd(x,y,z) = pgcd(pgcd(x,y),z)</annotation>
  </semantics>
</math>
</file>

<file path=Object 64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>z</mi>
        </mrow>
      </mrow>
      <mo fence="true" stretchy="false">)</mo>
    </mrow>
    <annotation encoding="StarMath 5.0">(x,y,z)</annotation>
  </semantics>
</math>
</file>

<file path=Object 65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n>1</mn>
      </mrow>
    </mrow>
    <annotation encoding="StarMath 5.0">pgcd(x,y,z) = 1</annotation>
  </semantics>
</math>
</file>

<file path=Object 66/content.xml><?xml version="1.0" encoding="utf-8"?>
<math xmlns="http://www.w3.org/1998/Math/MathML" display="block">
  <semantics>
    <mrow>
      <mn>1</mn>
      <mi>≤</mi>
      <mi>i</mi>
      <mi>≤</mi>
      <mrow>
        <mi>n</mi>
        <mo stretchy="false">−</mo>
        <mn>1</mn>
      </mrow>
    </mrow>
    <annotation encoding="StarMath 5.0">1≤i ≤n-1</annotation>
  </semantics>
</math>
</file>

<file path=Object 67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8/content.xml><?xml version="1.0" encoding="utf-8"?>
<math xmlns="http://www.w3.org/1998/Math/MathML" display="block">
  <semantics>
    <mrow>
      <mn>1</mn>
      <mi>≤</mi>
      <mi>i</mi>
      <mi>,</mi>
      <mi>j</mi>
      <mi>≤</mi>
      <mrow>
        <mi>n</mi>
        <mo stretchy="false">−</mo>
        <mn>1</mn>
      </mrow>
    </mrow>
    <annotation encoding="StarMath 5.0">1≤i,j ≤n-1</annotation>
  </semantics>
</math>
</file>

<file path=Object 69/content.xml><?xml version="1.0" encoding="utf-8"?>
<math xmlns="http://www.w3.org/1998/Math/MathML" display="block">
  <semantics>
    <mrow>
      <mi mathvariant="italic">NbTelespectateurs</mi>
      <mrow>
        <mrow>
          <mo fence="true" stretchy="false">(</mo>
          <mrow>
            <mi>X</mi>
          </mrow>
          <mo fence="true" stretchy="false">)</mo>
        </mrow>
        <mo stretchy="false">=</mo>
        <mrow>
          <mn>42375.89</mn>
          <mo stretchy="false">×</mo>
          <mi>X</mi>
          <mo stretchy="false">×</mo>
          <mn>100</mn>
        </mrow>
      </mrow>
    </mrow>
    <annotation encoding="StarMath 5.0">NbTelespectateurs(X) = 42375.89 times X times 100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i>x</mi>
      <mi>–</mi>
      <mi>cos</mi>
      <mi>y</mi>
    </mrow>
    <annotation encoding="StarMath 5.0">f(x,y) = sin x – cos 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π</mi>
              <mi>,</mi>
              <mi>π</mi>
            </mrow>
          </mrow>
          <mo fence="true" stretchy="false">)</mo>
        </mrow>
        <mo stretchy="false">=</mo>
        <mn>1</mn>
      </mrow>
    </mrow>
    <annotation encoding="StarMath 5.0">f( %pi, %pi) = 1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i>π</mi>
                <mo stretchy="false">/</mo>
                <mn>2</mn>
              </mrow>
              <mi>,</mi>
              <mi>π</mi>
            </mrow>
          </mrow>
          <mo fence="true" stretchy="false">)</mo>
        </mrow>
        <mo stretchy="false">=</mo>
        <mn>2</mn>
      </mrow>
    </mrow>
    <annotation encoding="StarMath 5.0">f( %pi/2, %pi) = 2</annotation>
  </semantics>
</math>
</file>